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ast Syriac Ctesiphon" svg:font-family="'East Syriac Ctesiphon'" style:font-pitch="variable"/>
    <style:font-face style:name="eXsE" svg:font-family="eXsE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4.3604in" table:align="left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2528in"/>
    </style:style>
    <style:style style:name="Table3.D" style:family="table-column">
      <style:table-column-properties style:column-width="0.666in"/>
    </style:style>
    <style:style style:name="Table3.E" style:family="table-column">
      <style:table-column-properties style:column-width="0.2479in"/>
    </style:style>
    <style:style style:name="Table3.F" style:family="table-column">
      <style:table-column-properties style:column-width="0.5861in"/>
    </style:style>
    <style:style style:name="Table3.H" style:family="table-column">
      <style:table-column-properties style:column-width="0.7556in"/>
    </style:style>
    <style:style style:name="Table3.I" style:family="table-column">
      <style:table-column-properties style:column-width="0.2521in"/>
    </style:style>
    <style:style style:name="Table3.J" style:family="table-column">
      <style:table-column-properties style:column-width="0.4778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6" style:family="table">
      <style:table-properties style:width="4.5986in" table:align="left"/>
    </style:style>
    <style:style style:name="Table6.A" style:family="table-column">
      <style:table-column-properties style:column-width="0.4181in"/>
    </style:style>
    <style:style style:name="Table6.B" style:family="table-column">
      <style:table-column-properties style:column-width="0.5986in"/>
    </style:style>
    <style:style style:name="Table6.C" style:family="table-column">
      <style:table-column-properties style:column-width="0.1681in"/>
    </style:style>
    <style:style style:name="Table6.D" style:family="table-column">
      <style:table-column-properties style:column-width="0.4451in"/>
    </style:style>
    <style:style style:name="Table6.E" style:family="table-column">
      <style:table-column-properties style:column-width="0.2813in"/>
    </style:style>
    <style:style style:name="Table6.F" style:family="table-column">
      <style:table-column-properties style:column-width="0.709in"/>
    </style:style>
    <style:style style:name="Table6.H" style:family="table-column">
      <style:table-column-properties style:column-width="0.6368in"/>
    </style:style>
    <style:style style:name="Table6.I" style:family="table-column">
      <style:table-column-properties style:column-width="0.4354in"/>
    </style:style>
    <style:style style:name="Table6.J" style:family="table-column">
      <style:table-column-properties style:column-width="0.625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3.1556in" table:align="left"/>
    </style:style>
    <style:style style:name="Table4.A" style:family="table-column">
      <style:table-column-properties style:column-width="0.4014in"/>
    </style:style>
    <style:style style:name="Table4.B" style:family="table-column">
      <style:table-column-properties style:column-width="0.6708in"/>
    </style:style>
    <style:style style:name="Table4.C" style:family="table-column">
      <style:table-column-properties style:column-width="0.4007in"/>
    </style:style>
    <style:style style:name="Table4.D" style:family="table-column">
      <style:table-column-properties style:column-width="0.6583in"/>
    </style:style>
    <style:style style:name="Table4.E" style:family="table-column">
      <style:table-column-properties style:column-width="0.4451in"/>
    </style:style>
    <style:style style:name="Table4.F" style:family="table-column">
      <style:table-column-properties style:column-width="0.579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4382in" table:align="left"/>
    </style:style>
    <style:style style:name="Table5.A" style:family="table-column">
      <style:table-column-properties style:column-width="0.259in"/>
    </style:style>
    <style:style style:name="Table5.B" style:family="table-column">
      <style:table-column-properties style:column-width="0.4215in"/>
    </style:style>
    <style:style style:name="Table5.C" style:family="table-column">
      <style:table-column-properties style:column-width="0.2639in"/>
    </style:style>
    <style:style style:name="Table5.D" style:family="table-column">
      <style:table-column-properties style:column-width="0.4264in"/>
    </style:style>
    <style:style style:name="Table5.E" style:family="table-column">
      <style:table-column-properties style:column-width="0.2583in"/>
    </style:style>
    <style:style style:name="Table5.F" style:family="table-column">
      <style:table-column-properties style:column-width="0.4208in"/>
    </style:style>
    <style:style style:name="Table5.I" style:family="table-column">
      <style:table-column-properties style:column-width="0.2632in"/>
    </style:style>
    <style:style style:name="Table5.J" style:family="table-column">
      <style:table-column-properties style:column-width="0.4347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eXsE" fo:font-size="16pt" officeooo:rsid="0053bbe3" officeooo:paragraph-rsid="0044d4e9" style:font-size-asian="16pt" style:font-size-complex="16pt"/>
    </style:style>
    <style:style style:name="P2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3" style:family="paragraph" style:parent-style-name="Standard">
      <style:text-properties style:font-name="eXsE" fo:font-size="16pt" officeooo:rsid="0044d4e9" officeooo:paragraph-rsid="0044d4e9" style:font-size-asian="16pt" style:font-size-complex="16pt"/>
    </style:style>
    <style:style style:name="P4" style:family="paragraph" style:parent-style-name="Standard">
      <style:text-properties style:font-name="eXsE" fo:font-size="16pt" officeooo:rsid="0006d094" officeooo:paragraph-rsid="0006d094" style:font-size-asian="16pt" style:font-size-complex="16pt"/>
    </style:style>
    <style:style style:name="P5" style:family="paragraph" style:parent-style-name="Standard">
      <style:text-properties style:font-name="eXsE" fo:font-size="16pt" officeooo:rsid="0112f06a" officeooo:paragraph-rsid="015d5f54" style:font-size-asian="16pt" style:font-size-complex="16pt"/>
    </style:style>
    <style:style style:name="P6" style:family="paragraph" style:parent-style-name="Standard">
      <style:text-properties style:font-name="eXsE" fo:font-size="16pt" officeooo:rsid="0166f74d" officeooo:paragraph-rsid="028e8998" style:font-size-asian="16pt" style:font-size-complex="16pt"/>
    </style:style>
    <style:style style:name="P7" style:family="paragraph" style:parent-style-name="Standard">
      <style:text-properties style:font-name="eXsE" fo:font-size="16pt" officeooo:rsid="007abd91" officeooo:paragraph-rsid="019d7704" style:font-size-asian="16pt" style:font-size-complex="16pt"/>
    </style:style>
    <style:style style:name="P8" style:family="paragraph" style:parent-style-name="Standard">
      <style:text-properties style:font-name="eXsE" fo:font-size="16pt" officeooo:rsid="007a6bb5" officeooo:paragraph-rsid="019d7704" style:font-size-asian="16pt" style:font-size-complex="16pt"/>
    </style:style>
    <style:style style:name="P9" style:family="paragraph" style:parent-style-name="Standard">
      <style:text-properties style:font-name="eXsE" fo:font-size="16pt" officeooo:rsid="00dd7d16" officeooo:paragraph-rsid="01a08757" style:font-size-asian="16pt" style:font-size-complex="16pt"/>
    </style:style>
    <style:style style:name="P10" style:family="paragraph" style:parent-style-name="Standard">
      <style:text-properties style:font-name="eXsE" fo:font-size="16pt" officeooo:rsid="00d04bda" officeooo:paragraph-rsid="01a08757" style:font-size-asian="16pt" style:font-size-complex="16pt"/>
    </style:style>
    <style:style style:name="P11" style:family="paragraph" style:parent-style-name="Standard">
      <style:text-properties style:font-name="eXsE" fo:font-size="16pt" officeooo:rsid="002f4463" officeooo:paragraph-rsid="01a08757" style:font-size-asian="16pt" style:font-size-complex="16pt"/>
    </style:style>
    <style:style style:name="P12" style:family="paragraph" style:parent-style-name="Standard">
      <style:text-properties style:font-name="eXsE" fo:font-size="16pt" officeooo:rsid="00dbfd9f" officeooo:paragraph-rsid="01a08757" style:font-size-asian="16pt" style:font-size-complex="16pt"/>
    </style:style>
    <style:style style:name="P13" style:family="paragraph" style:parent-style-name="Standard">
      <style:text-properties style:font-name="eXsE" fo:font-size="16pt" officeooo:rsid="00cb119f" officeooo:paragraph-rsid="01a08757" style:font-size-asian="16pt" style:font-size-complex="16pt"/>
    </style:style>
    <style:style style:name="P14" style:family="paragraph" style:parent-style-name="Standard">
      <style:text-properties style:font-name="eXsE" fo:font-size="16pt" officeooo:rsid="00409e9e" officeooo:paragraph-rsid="01a08757" style:font-size-asian="16pt" style:font-size-complex="16pt"/>
    </style:style>
    <style:style style:name="P15" style:family="paragraph" style:parent-style-name="Standard">
      <style:text-properties style:font-name="eXsE" fo:font-size="16pt" officeooo:rsid="0004f4f5" officeooo:paragraph-rsid="005cc315" style:font-size-asian="16pt" style:font-size-complex="16pt"/>
    </style:style>
    <style:style style:name="P16" style:family="paragraph" style:parent-style-name="Standard">
      <style:text-properties style:font-name="eXsE" fo:font-size="16pt" officeooo:rsid="0118edca" officeooo:paragraph-rsid="015d5f54" style:font-size-asian="16pt" style:font-size-complex="16pt"/>
    </style:style>
    <style:style style:name="P17" style:family="paragraph" style:parent-style-name="Standard">
      <style:text-properties style:font-name="eXsE" fo:font-size="16pt" officeooo:rsid="0033acff" officeooo:paragraph-rsid="020c78ba" style:font-size-asian="16pt" style:font-size-complex="16pt"/>
    </style:style>
    <style:style style:name="P18" style:family="paragraph" style:parent-style-name="Standard">
      <style:text-properties style:font-name="eXsE" fo:font-size="16pt" officeooo:rsid="006bf3d1" officeooo:paragraph-rsid="020c78ba" style:font-size-asian="16pt" style:font-size-complex="16pt"/>
    </style:style>
    <style:style style:name="P19" style:family="paragraph" style:parent-style-name="Standard">
      <style:text-properties style:font-name="eXsE" fo:font-size="16pt" officeooo:rsid="0030e976" officeooo:paragraph-rsid="020c78ba" style:font-size-asian="16pt" style:font-size-complex="16pt"/>
    </style:style>
    <style:style style:name="P20" style:family="paragraph" style:parent-style-name="Standard">
      <style:text-properties style:font-name="eXsE" fo:font-size="16pt" officeooo:rsid="0126c2a3" officeooo:paragraph-rsid="028e8998" style:font-size-asian="16pt" style:font-size-complex="16pt"/>
    </style:style>
    <style:style style:name="P21" style:family="paragraph" style:parent-style-name="Standard">
      <style:text-properties style:font-name="eXsE" fo:font-size="16pt" officeooo:rsid="018789d0" officeooo:paragraph-rsid="028e8998" style:font-size-asian="16pt" style:font-size-complex="16pt"/>
    </style:style>
    <style:style style:name="P22" style:family="paragraph" style:parent-style-name="Standard">
      <style:text-properties style:font-name="eXsE" fo:font-size="16pt" officeooo:rsid="011228dc" officeooo:paragraph-rsid="02adbabf" style:font-size-asian="16pt" style:font-size-complex="16pt"/>
    </style:style>
    <style:style style:name="P23" style:family="paragraph" style:parent-style-name="Standard">
      <style:text-properties style:font-name="eXsE" fo:font-size="16pt" officeooo:rsid="02b28191" officeooo:paragraph-rsid="0006d094" style:font-size-asian="16pt" style:font-size-complex="16pt"/>
    </style:style>
    <style:style style:name="P24" style:family="paragraph" style:parent-style-name="Standard">
      <style:text-properties style:font-name="eXsE" fo:font-size="16pt" style:text-underline-style="solid" style:text-underline-width="auto" style:text-underline-color="font-color" officeooo:rsid="013ada7f" officeooo:paragraph-rsid="013b85f3" style:font-size-asian="16pt" style:font-size-complex="16pt"/>
    </style:style>
    <style:style style:name="P25" style:family="paragraph" style:parent-style-name="Standard">
      <style:text-properties style:font-name="eXsE" fo:font-size="16pt" style:text-underline-style="solid" style:text-underline-width="auto" style:text-underline-color="font-color" officeooo:rsid="002aa7bc" officeooo:paragraph-rsid="01a08757" style:font-size-asian="16pt" style:font-size-complex="16pt"/>
    </style:style>
    <style:style style:name="P26" style:family="paragraph" style:parent-style-name="Standard">
      <style:text-properties style:font-name="eXsE" fo:font-size="16pt" officeooo:rsid="0044d4e9" officeooo:paragraph-rsid="0006d094" style:font-size-asian="14pt" style:font-size-complex="16pt"/>
    </style:style>
    <style:style style:name="P27" style:family="paragraph" style:parent-style-name="Standard">
      <style:text-properties style:font-name="eXsE" fo:font-size="16pt" style:text-underline-style="none" officeooo:rsid="00d04bda" officeooo:paragraph-rsid="01a08757" style:font-size-asian="16pt" style:font-size-complex="16pt"/>
    </style:style>
    <style:style style:name="P28" style:family="paragraph" style:parent-style-name="Standard">
      <style:text-properties style:font-name="eXsE" fo:font-size="16pt" style:text-underline-style="none" officeooo:rsid="0083f1c1" officeooo:paragraph-rsid="028e8998" style:font-size-asian="16pt" style:font-size-complex="16pt"/>
    </style:style>
    <style:style style:name="P29" style:family="paragraph" style:parent-style-name="Standard">
      <style:text-properties style:font-name="eXsE" fo:font-size="16pt" style:text-underline-style="none" officeooo:rsid="004df869" officeooo:paragraph-rsid="028e8998" style:font-size-asian="16pt" style:font-size-complex="16pt"/>
    </style:style>
    <style:style style:name="P30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31" style:family="paragraph" style:parent-style-name="Standard">
      <style:text-properties style:font-name="eXsE" fo:font-size="22pt" officeooo:rsid="0006d094" officeooo:paragraph-rsid="0145c97a" style:font-size-asian="22pt" style:font-size-complex="22pt"/>
    </style:style>
    <style:style style:name="P32" style:family="paragraph" style:parent-style-name="Standard">
      <style:text-properties style:font-name="DejaVu Sans" fo:font-size="16pt" officeooo:rsid="002aa12c" officeooo:paragraph-rsid="002aa12c" style:font-size-asian="16pt" style:font-size-complex="16pt"/>
    </style:style>
    <style:style style:name="P33" style:family="paragraph" style:parent-style-name="Standard">
      <style:text-properties style:font-name="DejaVu Sans" fo:font-size="16pt" officeooo:rsid="002aa12c" officeooo:paragraph-rsid="00619987" style:font-size-asian="16pt" style:font-size-complex="16pt"/>
    </style:style>
    <style:style style:name="P34" style:family="paragraph" style:parent-style-name="Standard">
      <style:text-properties style:font-name="DejaVu Sans" fo:font-size="16pt" officeooo:rsid="002aa12c" officeooo:paragraph-rsid="013b85f3" style:font-size-asian="16pt" style:font-size-complex="16pt"/>
    </style:style>
    <style:style style:name="P35" style:family="paragraph" style:parent-style-name="Standard">
      <style:text-properties style:font-name="DejaVu Sans" fo:font-size="16pt" officeooo:rsid="010a3485" officeooo:paragraph-rsid="010a3485" style:font-size-asian="16pt" style:font-size-complex="16pt"/>
    </style:style>
    <style:style style:name="P36" style:family="paragraph" style:parent-style-name="Standard">
      <style:text-properties style:font-name="DejaVu Sans" fo:font-size="16pt" officeooo:rsid="0081a6a3" officeooo:paragraph-rsid="0081a6a3" style:font-size-asian="16pt" style:font-size-complex="16pt"/>
    </style:style>
    <style:style style:name="P37" style:family="paragraph" style:parent-style-name="Standard">
      <style:text-properties style:font-name="DejaVu Sans" fo:font-size="16pt" officeooo:rsid="0081a6a3" officeooo:paragraph-rsid="005d91ac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0a0b359" style:font-size-asian="16pt" style:font-size-complex="16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14b0132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style:font-name="DejaVu Sans" fo:font-size="16pt" officeooo:rsid="00af901d" officeooo:paragraph-rsid="00af901d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font-name="DejaVu Sans" fo:font-size="16pt" officeooo:rsid="00e39033" officeooo:paragraph-rsid="00e39033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DejaVu Sans" fo:font-size="16pt" officeooo:rsid="00e40673" officeooo:paragraph-rsid="00e40673" style:font-size-asian="16pt" style:font-size-complex="16pt"/>
    </style:style>
    <style:style style:name="P43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DejaVu Sans" fo:font-size="16pt" officeooo:rsid="017fda2a" officeooo:paragraph-rsid="017fda2a" style:font-size-asian="16pt" style:font-size-complex="16pt"/>
    </style:style>
    <style:style style:name="P46" style:family="paragraph" style:parent-style-name="Standard">
      <style:text-properties style:font-name="DejaVu Sans" fo:font-size="16pt" officeooo:rsid="016deff9" officeooo:paragraph-rsid="028e8998" style:font-size-asian="16pt" style:font-size-complex="16pt"/>
    </style:style>
    <style:style style:name="P47" style:family="paragraph" style:parent-style-name="Standard">
      <style:text-properties style:font-name="DejaVu Sans" fo:font-size="16pt" officeooo:rsid="016fcc2f" officeooo:paragraph-rsid="028e8998" style:font-size-asian="16pt" style:font-size-complex="16pt"/>
    </style:style>
    <style:style style:name="P48" style:family="paragraph" style:parent-style-name="Standard">
      <style:text-properties style:font-name="DejaVu Sans" fo:font-size="16pt" officeooo:rsid="00f74d67" officeooo:paragraph-rsid="01a08757" style:font-size-asian="16pt" style:font-size-complex="16pt"/>
    </style:style>
    <style:style style:name="P49" style:family="paragraph" style:parent-style-name="Standard">
      <style:text-properties style:font-name="DejaVu Sans" fo:font-size="16pt" officeooo:rsid="004e0b2b" officeooo:paragraph-rsid="028e8998" style:font-size-asian="16pt" style:font-size-complex="16pt"/>
    </style:style>
    <style:style style:name="P50" style:family="paragraph" style:parent-style-name="Standard">
      <style:text-properties style:font-name="DejaVu Sans" fo:font-size="16pt" officeooo:rsid="01876427" officeooo:paragraph-rsid="028e8998" style:font-size-asian="16pt" style:font-size-complex="16pt"/>
    </style:style>
    <style:style style:name="P51" style:family="paragraph" style:parent-style-name="Standard">
      <style:text-properties style:font-name="DejaVu Sans" fo:font-size="16pt" officeooo:rsid="01916cb1" officeooo:paragraph-rsid="028e8998" style:font-size-asian="16pt" style:font-size-complex="16pt"/>
    </style:style>
    <style:style style:name="P52" style:family="paragraph" style:parent-style-name="Standard">
      <style:text-properties style:font-name="DejaVu Sans" fo:font-size="16pt" officeooo:rsid="002f4463" officeooo:paragraph-rsid="020c78ba" style:font-size-asian="16pt" style:font-size-complex="16pt"/>
    </style:style>
    <style:style style:name="P53" style:family="paragraph" style:parent-style-name="Standard">
      <style:text-properties style:font-name="DejaVu Sans" fo:font-size="16pt" officeooo:rsid="01699dff" officeooo:paragraph-rsid="028e8998" style:font-size-asian="16pt" style:font-size-complex="16pt"/>
    </style:style>
    <style:style style:name="P54" style:family="paragraph" style:parent-style-name="Standard">
      <style:text-properties style:font-name="DejaVu Sans" fo:font-size="16pt" officeooo:rsid="019bd3d6" officeooo:paragraph-rsid="019d7704" style:font-size-asian="16pt" style:font-size-complex="16pt"/>
    </style:style>
    <style:style style:name="P55" style:family="paragraph" style:parent-style-name="Standard">
      <style:paragraph-properties fo:text-align="center" style:justify-single-word="false"/>
      <style:text-properties style:font-name="DejaVu Sans" fo:font-size="16pt" officeooo:rsid="027dc0ae" officeooo:paragraph-rsid="027dc0ae" style:font-size-asian="16pt" style:font-size-complex="16pt"/>
    </style:style>
    <style:style style:name="P56" style:family="paragraph" style:parent-style-name="Standard">
      <style:paragraph-properties fo:text-align="center" style:justify-single-word="false"/>
      <style:text-properties style:font-name="DejaVu Sans" fo:font-size="16pt" fo:font-weight="bold" officeooo:rsid="00b7127c" officeooo:paragraph-rsid="00b7127c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DejaVu Sans" fo:font-size="16pt" fo:font-weight="bold" officeooo:rsid="00eaf781" officeooo:paragraph-rsid="00eaf781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DejaVu Sans" fo:font-size="16pt" fo:font-weight="bold" officeooo:rsid="0149910e" officeooo:paragraph-rsid="0149910e" style:font-size-asian="16pt" style:font-weight-asian="bold" style:font-size-complex="16pt" style:font-weight-complex="bold"/>
    </style:style>
    <style:style style:name="P59" style:family="paragraph" style:parent-style-name="Standard">
      <style:text-properties style:font-name="DejaVu Sans" fo:font-size="16pt" style:text-underline-style="none" officeooo:rsid="010c327c" officeooo:paragraph-rsid="013b85f3" style:font-size-asian="16pt" style:font-size-complex="16pt"/>
    </style:style>
    <style:style style:name="P60" style:family="paragraph" style:parent-style-name="Standard">
      <style:text-properties style:font-name="DejaVu Sans" fo:font-size="16pt" style:text-underline-style="none" officeooo:rsid="00d04bda" officeooo:paragraph-rsid="01a08757" style:font-size-asian="16pt" style:font-size-complex="16pt"/>
    </style:style>
    <style:style style:name="P61" style:family="paragraph" style:parent-style-name="Standard">
      <style:text-properties style:font-name="DejaVu Sans" fo:font-size="16pt" style:text-underline-style="none" officeooo:rsid="002aa12c" officeooo:paragraph-rsid="00619987" style:font-size-asian="16pt" style:font-size-complex="16pt"/>
    </style:style>
    <style:style style:name="P62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63" style:family="paragraph" style:parent-style-name="Standard">
      <style:text-properties style:font-name="DejaVu Sans" fo:font-size="16pt" style:text-underline-style="none" officeooo:rsid="00d19dae" officeooo:paragraph-rsid="00d19dae" style:font-size-asian="16pt" style:font-size-complex="16pt"/>
    </style:style>
    <style:style style:name="P64" style:family="paragraph" style:parent-style-name="Standard">
      <style:text-properties style:font-name="DejaVu Sans" fo:font-size="16pt" style:text-underline-style="none" officeooo:rsid="012334f1" officeooo:paragraph-rsid="018ea4e2" style:font-size-asian="16pt" style:font-size-complex="16pt"/>
    </style:style>
    <style:style style:name="P65" style:family="paragraph" style:parent-style-name="Standard">
      <style:text-properties style:font-name="DejaVu Sans" fo:font-size="16pt" style:text-underline-style="none" officeooo:rsid="006d48ee" officeooo:paragraph-rsid="028e8998" style:font-size-asian="16pt" style:font-size-complex="16pt"/>
    </style:style>
    <style:style style:name="P66" style:family="paragraph" style:parent-style-name="Standard">
      <style:text-properties style:font-name="DejaVu Sans" fo:font-size="16pt" style:text-underline-style="none" officeooo:rsid="01916cb1" officeooo:paragraph-rsid="028e8998" style:font-size-asian="16pt" style:font-size-complex="16pt"/>
    </style:style>
    <style:style style:name="P67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68" style:family="paragraph" style:parent-style-name="Standard">
      <style:text-properties style:font-name="DejaVu Sans" fo:font-size="16pt" style:text-underline-style="none" officeooo:rsid="025f87ca" officeooo:paragraph-rsid="025f87ca" style:font-size-asian="16pt" style:font-size-complex="16pt"/>
    </style:style>
    <style:style style:name="P69" style:family="paragraph" style:parent-style-name="Standard">
      <style:text-properties style:font-name="DejaVu Sans" fo:font-size="16pt" style:text-underline-style="none" officeooo:rsid="024dbf20" officeooo:paragraph-rsid="024b2ae3" style:font-size-asian="16pt" style:font-size-complex="16pt"/>
    </style:style>
    <style:style style:name="P70" style:family="paragraph" style:parent-style-name="Standard">
      <style:text-properties style:font-name="DejaVu Sans" fo:font-size="16pt" style:text-underline-style="none" officeooo:rsid="024c1cbb" officeooo:paragraph-rsid="024c1cbb" style:font-size-asian="16pt" style:font-size-complex="16pt"/>
    </style:style>
    <style:style style:name="P71" style:family="paragraph" style:parent-style-name="Standard">
      <style:text-properties style:font-name="DejaVu Sans" fo:font-size="16pt" style:text-underline-style="none" officeooo:rsid="02553d01" officeooo:paragraph-rsid="02553d01" style:font-size-asian="16pt" style:font-size-complex="16pt"/>
    </style:style>
    <style:style style:name="P72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73" style:family="paragraph" style:parent-style-name="Standard">
      <style:text-properties style:font-name="DejaVu Sans" fo:font-size="16pt" style:text-underline-style="none" fo:font-weight="normal" officeooo:rsid="0269eec5" officeooo:paragraph-rsid="0269eec5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DejaVu Sans" fo:font-size="16pt" fo:font-weight="normal" officeooo:rsid="00b3aae6" officeooo:paragraph-rsid="00a0b359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DejaVu Sans" fo:font-size="16pt" fo:font-weight="normal" officeooo:rsid="00e68aab" officeooo:paragraph-rsid="00e40673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DejaVu Sans" fo:font-size="16pt" fo:font-weight="normal" officeooo:rsid="01d41cd1" officeooo:paragraph-rsid="01d41cd1" style:font-size-asian="16pt" style:font-weight-asian="normal" style:font-size-complex="16pt" style:font-weight-complex="normal"/>
    </style:style>
    <style:style style:name="P77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aa7bc" officeooo:paragraph-rsid="01a08757" style:font-size-asian="16pt" style:font-weight-asian="bold" style:font-size-complex="16pt" style:font-weight-complex="bold"/>
    </style:style>
    <style:style style:name="P78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d79b9" officeooo:paragraph-rsid="019d7704" style:font-size-asian="16pt" style:font-weight-asian="bold" style:font-size-complex="16pt" style:font-weight-complex="bold"/>
    </style:style>
    <style:style style:name="P79" style:family="paragraph" style:parent-style-name="Standard">
      <style:text-properties fo:font-size="16pt" officeooo:paragraph-rsid="01a08757" style:font-size-asian="16pt" style:font-size-complex="16pt"/>
    </style:style>
    <style:style style:name="P80" style:family="paragraph" style:parent-style-name="Standard">
      <style:text-properties fo:font-size="16pt" officeooo:paragraph-rsid="020c78ba" style:font-size-asian="16pt" style:font-size-complex="16pt"/>
    </style:style>
    <style:style style:name="P81" style:family="paragraph" style:parent-style-name="Standard">
      <style:text-properties style:font-name="essio" fo:font-size="36pt" officeooo:rsid="0004f4f5" officeooo:paragraph-rsid="005cc315" style:font-size-asian="36pt" style:font-size-complex="36pt"/>
    </style:style>
    <style:style style:name="P82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0a0220c" style:font-size-asian="16pt" style:font-size-complex="16pt"/>
    </style:style>
    <style:style style:name="P83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14b0132" style:font-size-asian="16pt" style:font-size-complex="16pt"/>
    </style:style>
    <style:style style:name="P84" style:family="paragraph" style:parent-style-name="Standard">
      <style:paragraph-properties fo:text-align="center" style:justify-single-word="false"/>
      <style:text-properties style:font-name="essio" fo:font-size="16pt" officeooo:rsid="0149910e" officeooo:paragraph-rsid="0149910e" style:font-size-asian="16pt" style:font-size-complex="16pt"/>
    </style:style>
    <style:style style:name="P85" style:family="paragraph" style:parent-style-name="Standard">
      <style:paragraph-properties fo:text-align="center" style:justify-single-word="false"/>
      <style:text-properties style:font-name="essio" fo:font-size="16pt" officeooo:rsid="01d41cd1" officeooo:paragraph-rsid="01d41cd1" style:font-size-asian="16pt" style:font-size-complex="16pt"/>
    </style:style>
    <style:style style:name="P86" style:family="paragraph" style:parent-style-name="Standard">
      <style:paragraph-properties fo:text-align="center" style:justify-single-word="false"/>
      <style:text-properties style:font-name="essio" fo:font-size="16pt" officeooo:rsid="00d1254b" officeooo:paragraph-rsid="00d1254b" style:font-size-asian="16pt" style:font-size-complex="16pt"/>
    </style:style>
    <style:style style:name="P87" style:family="paragraph" style:parent-style-name="Standard">
      <style:text-properties style:font-name="essio" fo:font-size="16pt" officeooo:rsid="01699dff" officeooo:paragraph-rsid="028e8998" style:font-size-asian="16pt" style:font-size-complex="16pt"/>
    </style:style>
    <style:style style:name="P88" style:family="paragraph" style:parent-style-name="Standard">
      <style:text-properties style:font-name="essio" fo:font-size="16pt" officeooo:rsid="016deff9" officeooo:paragraph-rsid="028e8998" style:font-size-asian="16pt" style:font-size-complex="16pt"/>
    </style:style>
    <style:style style:name="P89" style:family="paragraph" style:parent-style-name="Standard">
      <style:text-properties style:font-name="essio" fo:font-size="16pt" officeooo:rsid="003f3562" officeooo:paragraph-rsid="01a08757" style:font-size-asian="16pt" style:font-size-complex="16pt"/>
    </style:style>
    <style:style style:name="P90" style:family="paragraph" style:parent-style-name="Standard">
      <style:paragraph-properties fo:text-align="center" style:justify-single-word="false"/>
      <style:text-properties style:font-name="essio" fo:font-size="16pt" officeooo:rsid="00af901d" officeooo:paragraph-rsid="00af901d" style:font-size-asian="16pt" style:font-size-complex="16pt"/>
    </style:style>
    <style:style style:name="P91" style:family="paragraph" style:parent-style-name="Standard">
      <style:paragraph-properties fo:text-align="center" style:justify-single-word="false"/>
      <style:text-properties style:font-name="essio" fo:font-size="16pt" officeooo:rsid="017fda2a" officeooo:paragraph-rsid="017fda2a" style:font-size-asian="16pt" style:font-size-complex="16pt"/>
    </style:style>
    <style:style style:name="P92" style:family="paragraph" style:parent-style-name="Standard">
      <style:paragraph-properties fo:text-align="center" style:justify-single-word="false"/>
      <style:text-properties style:font-name="essio" fo:font-size="16pt" officeooo:rsid="00b7127c" officeooo:paragraph-rsid="00b7127c" style:font-size-asian="16pt" style:font-size-complex="16pt"/>
    </style:style>
    <style:style style:name="P93" style:family="paragraph" style:parent-style-name="Standard">
      <style:paragraph-properties fo:text-align="center" style:justify-single-word="false"/>
      <style:text-properties style:font-name="essio" fo:font-size="16pt" officeooo:rsid="00eaf781" officeooo:paragraph-rsid="00eaf781" style:font-size-asian="16pt" style:font-size-complex="16pt"/>
    </style:style>
    <style:style style:name="P94" style:family="paragraph" style:parent-style-name="Standard">
      <style:text-properties style:font-name="essio" fo:font-size="16pt" officeooo:rsid="010a3485" officeooo:paragraph-rsid="010a3485" style:font-size-asian="16pt" style:font-size-complex="16pt"/>
    </style:style>
    <style:style style:name="P95" style:family="paragraph" style:parent-style-name="Standard">
      <style:text-properties style:font-name="essio" fo:font-size="16pt" officeooo:rsid="00560f70" officeooo:paragraph-rsid="028e8998" style:font-size-asian="16pt" style:font-size-complex="16pt"/>
    </style:style>
    <style:style style:name="P96" style:family="paragraph" style:parent-style-name="Standard">
      <style:text-properties style:font-name="essio" fo:font-size="16pt" officeooo:rsid="013757b2" officeooo:paragraph-rsid="02bcd2fd" style:font-size-asian="16pt" style:font-size-complex="16pt"/>
    </style:style>
    <style:style style:name="P97" style:family="paragraph" style:parent-style-name="Standard">
      <style:paragraph-properties fo:text-align="center" style:justify-single-word="false"/>
      <style:text-properties style:font-name="essio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essio" fo:font-size="16pt" fo:font-weight="normal" officeooo:rsid="00d1254b" officeooo:paragraph-rsid="00d1254b" style:font-size-asian="16pt" style:font-weight-asian="normal" style:font-size-complex="16pt" style:font-weight-complex="normal"/>
    </style:style>
    <style:style style:name="P99" style:family="paragraph" style:parent-style-name="Standard">
      <style:text-properties style:font-name="essio" fo:font-size="16pt" style:text-underline-style="none" officeooo:rsid="024b2ae3" officeooo:paragraph-rsid="024b2ae3" style:font-size-asian="16pt" style:font-size-complex="16pt"/>
    </style:style>
    <style:style style:name="P100" style:family="paragraph" style:parent-style-name="Standard">
      <style:text-properties style:font-name="essio" fo:font-size="16pt" style:text-underline-style="none" officeooo:rsid="02553d01" officeooo:paragraph-rsid="02553d01" style:font-size-asian="16pt" style:font-size-complex="16pt"/>
    </style:style>
    <style:style style:name="P101" style:family="paragraph" style:parent-style-name="Standard">
      <style:text-properties style:font-name="essio" fo:font-size="22pt" officeooo:rsid="0145959a" officeooo:paragraph-rsid="01dbe58e" style:font-size-asian="22pt" style:font-size-complex="22pt"/>
    </style:style>
    <style:style style:name="P102" style:family="paragraph" style:parent-style-name="Table_20_Contents">
      <style:paragraph-properties fo:text-align="center" style:justify-single-word="false"/>
      <style:text-properties style:font-name="eXsE" fo:font-size="16pt" officeooo:rsid="00255a3e" officeooo:paragraph-rsid="01a08757" style:font-size-asian="16pt" style:font-size-complex="16pt"/>
    </style:style>
    <style:style style:name="P103" style:family="paragraph" style:parent-style-name="Table_20_Contents">
      <style:paragraph-properties fo:text-align="center" style:justify-single-word="false"/>
      <style:text-properties style:font-name="eXsE" fo:font-size="16pt" officeooo:rsid="0118edca" officeooo:paragraph-rsid="01a08757" style:font-size-asian="16pt" style:font-size-complex="16pt"/>
    </style:style>
    <style:style style:name="P104" style:family="paragraph" style:parent-style-name="Table_20_Contents">
      <style:paragraph-properties fo:text-align="center" style:justify-single-word="false"/>
      <style:text-properties style:font-name="eXsE" fo:font-size="16pt" officeooo:rsid="015718a2" officeooo:paragraph-rsid="01a08757" style:font-size-asian="16pt" style:font-size-complex="16pt"/>
    </style:style>
    <style:style style:name="P105" style:family="paragraph" style:parent-style-name="Table_20_Contents">
      <style:paragraph-properties fo:text-align="center" style:justify-single-word="false"/>
      <style:text-properties style:font-name="eXsE" fo:font-size="16pt" officeooo:rsid="0114d6f7" officeooo:paragraph-rsid="01a08757" style:font-size-asian="16pt" style:font-size-complex="16pt"/>
    </style:style>
    <style:style style:name="P106" style:family="paragraph" style:parent-style-name="Table_20_Contents">
      <style:paragraph-properties fo:text-align="center" style:justify-single-word="false"/>
      <style:text-properties style:font-name="eXsE" fo:font-size="16pt" officeooo:rsid="01f3d31e" officeooo:paragraph-rsid="01f3d31e" style:font-size-asian="16pt" style:font-size-complex="16pt"/>
    </style:style>
    <style:style style:name="P107" style:family="paragraph" style:parent-style-name="Table_20_Contents">
      <style:paragraph-properties fo:text-align="center" style:justify-single-word="false"/>
      <style:text-properties style:font-name="essio" fo:font-size="16pt" officeooo:rsid="00255a3e" officeooo:paragraph-rsid="01a08757" style:font-size-asian="16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style:font-name="essio" fo:font-size="16pt" officeooo:rsid="00c2dad4" officeooo:paragraph-rsid="01a08757" style:font-size-asian="16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essio" fo:font-size="16pt" officeooo:rsid="029ab94c" officeooo:paragraph-rsid="029ab94c" style:font-size-asian="16pt" style:font-size-complex="16pt"/>
    </style:style>
    <style:style style:name="P110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111" style:family="paragraph" style:parent-style-name="Standard">
      <style:text-properties style:font-name="eXsE" fo:font-size="16pt" officeooo:rsid="007e19d3" officeooo:paragraph-rsid="02f5bf15" style:font-size-asian="16pt" style:font-size-complex="16pt"/>
    </style:style>
    <style:style style:name="P112" style:family="paragraph" style:parent-style-name="Standard">
      <style:text-properties style:font-name="eXsE" fo:font-size="16pt" officeooo:rsid="01036115" officeooo:paragraph-rsid="02f5bf15" style:font-size-asian="16pt" style:font-size-complex="16pt"/>
    </style:style>
    <style:style style:name="P113" style:family="paragraph" style:parent-style-name="Standard">
      <style:text-properties style:font-name="eXsE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114" style:family="paragraph" style:parent-style-name="Standard">
      <style:text-properties style:font-name="eXsE" fo:font-size="16pt" style:text-underline-style="none" officeooo:rsid="011021eb" officeooo:paragraph-rsid="031a28cb" style:font-size-asian="16pt" style:font-size-complex="16pt"/>
    </style:style>
    <style:style style:name="P115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116" style:family="paragraph" style:parent-style-name="Standard">
      <style:text-properties style:font-name="eXsE" fo:font-size="16pt" style:text-underline-style="none" officeooo:rsid="012334f1" officeooo:paragraph-rsid="026c4bb0" style:font-size-asian="16pt" style:font-size-complex="16pt"/>
    </style:style>
    <style:style style:name="P117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118" style:family="paragraph" style:parent-style-name="Standard">
      <style:text-properties style:font-name="eXsE" fo:font-size="16pt" style:text-underline-style="none" officeooo:rsid="0304f44d" officeooo:paragraph-rsid="0306a013" style:font-size-asian="16pt" style:font-size-complex="16pt"/>
    </style:style>
    <style:style style:name="P119" style:family="paragraph" style:parent-style-name="Standard">
      <style:text-properties style:font-name="eXsE" fo:font-size="16pt" style:text-underline-style="none" officeooo:rsid="0304f44d" officeooo:paragraph-rsid="03085e52" style:font-size-asian="16pt" style:font-size-complex="16pt"/>
    </style:style>
    <style:style style:name="P120" style:family="paragraph" style:parent-style-name="Standard">
      <style:text-properties style:font-name="eXsE" fo:font-size="16pt" style:text-underline-style="none" officeooo:rsid="0325ec9c" officeooo:paragraph-rsid="0325ec9c" style:font-size-asian="16pt" style:font-size-complex="16pt"/>
    </style:style>
    <style:style style:name="P121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c9260" officeooo:paragraph-rsid="028e8998" style:font-size-asian="16pt" style:font-weight-asian="bold" style:font-size-complex="16pt" style:font-weight-complex="bold"/>
    </style:style>
    <style:style style:name="P122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123" style:family="paragraph" style:parent-style-name="Standard">
      <style:text-properties style:font-name="DejaVu Sans" fo:font-size="16pt" style:text-underline-style="none" officeooo:rsid="01a3685c" officeooo:paragraph-rsid="028e8998" style:font-size-asian="16pt" style:font-size-complex="16pt"/>
    </style:style>
    <style:style style:name="P124" style:family="paragraph" style:parent-style-name="Standard">
      <style:text-properties style:font-name="DejaVu Sans" fo:font-size="16pt" style:text-underline-style="none" officeooo:rsid="004bbec1" officeooo:paragraph-rsid="02cb5702" style:font-size-asian="16pt" style:font-size-complex="16pt"/>
    </style:style>
    <style:style style:name="P125" style:family="paragraph" style:parent-style-name="Standard">
      <style:text-properties style:font-name="DejaVu Sans" fo:font-size="16pt" style:text-underline-style="none" officeooo:rsid="002c9260" officeooo:paragraph-rsid="02f5bf15" style:font-size-asian="16pt" style:font-size-complex="16pt"/>
    </style:style>
    <style:style style:name="P126" style:family="paragraph" style:parent-style-name="Standard">
      <style:text-properties style:font-name="DejaVu Sans" fo:font-size="16pt" style:text-underline-style="none" officeooo:rsid="026c4bb0" officeooo:paragraph-rsid="026c4bb0" style:font-size-asian="16pt" style:font-size-complex="16pt"/>
    </style:style>
    <style:style style:name="P127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128" style:family="paragraph" style:parent-style-name="Standard">
      <style:text-properties style:font-name="DejaVu Sans" fo:font-size="16pt" style:text-underline-style="none" fo:font-weight="normal" officeooo:rsid="0302cde8" officeooo:paragraph-rsid="0302cde8" style:font-size-asian="16pt" style:font-weight-asian="normal" style:font-size-complex="16pt" style:font-weight-complex="normal"/>
    </style:style>
    <style:style style:name="P129" style:family="paragraph" style:parent-style-name="Standard">
      <style:text-properties style:font-name="DejaVu Sans" fo:font-size="16pt" officeooo:rsid="004e0b2b" officeooo:paragraph-rsid="028e8998" style:font-size-asian="16pt" style:font-size-complex="16pt"/>
    </style:style>
    <style:style style:name="P130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131" style:family="paragraph" style:parent-style-name="Standard">
      <style:text-properties style:font-name="essio" fo:font-size="16pt" style:text-underline-style="none" officeooo:rsid="011021eb" officeooo:paragraph-rsid="02c897c2" style:font-size-asian="16pt" style:font-size-complex="16pt"/>
    </style:style>
    <style:style style:name="P132" style:family="paragraph" style:parent-style-name="Standard">
      <style:text-properties style:font-name="essio" fo:font-size="16pt" style:text-underline-style="none" officeooo:rsid="024c1cbb" officeooo:paragraph-rsid="02d39f21" style:font-size-asian="16pt" style:font-size-complex="16pt"/>
    </style:style>
    <style:style style:name="P133" style:family="paragraph" style:parent-style-name="Standard">
      <style:text-properties style:font-name="essio" fo:font-size="16pt" style:text-underline-style="none" officeooo:rsid="0259d23b" officeooo:paragraph-rsid="02d5f503" style:font-size-asian="16pt" style:font-size-complex="16pt"/>
    </style:style>
    <style:style style:name="P134" style:family="paragraph" style:parent-style-name="Standard">
      <style:text-properties style:font-name="essio" fo:font-size="16pt" style:text-underline-style="none" officeooo:rsid="026b83ff" officeooo:paragraph-rsid="02d76419" style:font-size-asian="16pt" style:font-size-complex="16pt"/>
    </style:style>
    <style:style style:name="P135" style:family="paragraph" style:parent-style-name="Standard">
      <style:text-properties style:font-name="essio" fo:font-size="16pt" style:text-underline-style="none" officeooo:rsid="013237d9" officeooo:paragraph-rsid="02eb3314" style:font-size-asian="16pt" style:font-size-complex="16pt"/>
    </style:style>
    <style:style style:name="P136" style:family="paragraph" style:parent-style-name="Standard">
      <style:text-properties style:font-name="essio" fo:font-size="16pt" officeooo:rsid="02291ca5" officeooo:paragraph-rsid="028e8998" style:font-size-asian="16pt" style:font-size-complex="16pt"/>
    </style:style>
    <style:style style:name="P137" style:family="paragraph" style:parent-style-name="Standard">
      <style:text-properties style:font-name="essio" fo:font-size="16pt" officeooo:rsid="02ce3329" officeooo:paragraph-rsid="02ce3329" style:font-size-asian="16pt" style:font-size-complex="16pt"/>
    </style:style>
    <style:style style:name="P138" style:family="paragraph" style:parent-style-name="Standard">
      <style:text-properties style:font-name="essio" fo:font-size="16pt" officeooo:rsid="02cfa338" officeooo:paragraph-rsid="02cfa338" style:font-size-asian="16pt" style:font-size-complex="16pt"/>
    </style:style>
    <style:style style:name="P139" style:family="paragraph" style:parent-style-name="Standard">
      <style:text-properties style:font-name="essio" fo:font-size="16pt" style:text-underline-style="none" officeooo:rsid="03096517" officeooo:paragraph-rsid="03096517" style:font-size-asian="16pt" style:font-size-complex="16pt"/>
    </style:style>
    <style:style style:name="P140" style:family="paragraph" style:parent-style-name="Standard">
      <style:text-properties style:font-name="essio" fo:font-size="16pt" style:text-underline-style="none" officeooo:rsid="030d4657" officeooo:paragraph-rsid="033638d6" style:font-size-asian="16pt" style:font-size-complex="16pt"/>
    </style:style>
    <style:style style:name="P141" style:family="paragraph" style:parent-style-name="Standard">
      <style:text-properties style:font-name="DejaVu Sans" fo:font-size="16pt" officeooo:rsid="02ced49f" officeooo:paragraph-rsid="02ced49f" style:font-size-asian="16pt" style:font-size-complex="16pt"/>
    </style:style>
    <style:style style:name="P142" style:family="paragraph" style:parent-style-name="Standard">
      <style:text-properties style:font-name="DejaVu Sans" fo:font-size="16pt" officeooo:rsid="02d05cc0" officeooo:paragraph-rsid="02d05cc0" style:font-size-asian="16pt" style:font-size-complex="16pt"/>
    </style:style>
    <style:style style:name="P143" style:family="paragraph" style:parent-style-name="Standard">
      <style:text-properties style:font-name="DejaVu Sans" fo:font-size="16pt" officeooo:rsid="03351f8e" officeooo:paragraph-rsid="03351f8e" style:font-size-asian="16pt" style:font-size-complex="16pt"/>
    </style:style>
    <style:style style:name="P144" style:family="paragraph" style:parent-style-name="Standard">
      <style:text-properties style:font-name="DejaVu Sans" fo:font-size="16pt" style:text-underline-style="none" officeooo:rsid="030e174f" officeooo:paragraph-rsid="030e174f" style:font-size-asian="16pt" style:font-size-complex="16pt"/>
    </style:style>
    <style:style style:name="P145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146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147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148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149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150" style:family="paragraph" style:parent-style-name="Table_20_Contents">
      <style:paragraph-properties fo:text-align="center" style:justify-single-word="false"/>
      <style:text-properties style:font-name="essio" fo:font-size="16pt" officeooo:rsid="008db3de" officeooo:paragraph-rsid="02c897c2" style:font-size-asian="16pt" style:font-size-complex="16pt"/>
    </style:style>
    <style:style style:name="P151" style:family="paragraph" style:parent-style-name="Table_20_Contents">
      <style:paragraph-properties fo:text-align="center" style:justify-single-word="false"/>
      <style:text-properties style:font-name="essio" fo:font-size="16pt" officeooo:rsid="010d533e" officeooo:paragraph-rsid="02c897c2" style:font-size-asian="16pt" style:font-size-complex="16pt"/>
    </style:style>
    <style:style style:name="P152" style:family="paragraph" style:parent-style-name="Table_20_Contents">
      <style:paragraph-properties fo:text-align="center" style:justify-single-word="false"/>
      <style:text-properties style:font-name="essio" fo:font-size="16pt" officeooo:rsid="008e511c" officeooo:paragraph-rsid="02c897c2" style:font-size-asian="16pt" style:font-size-complex="16pt"/>
    </style:style>
    <style:style style:name="P153" style:family="paragraph" style:parent-style-name="Table_20_Contents">
      <style:paragraph-properties fo:text-align="center" style:justify-single-word="false"/>
      <style:text-properties style:font-name="essio" fo:font-size="16pt" officeooo:rsid="02fcd51b" officeooo:paragraph-rsid="02fcd51b" style:font-size-asian="16pt" style:font-size-complex="16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2aa7bc"/>
    </style:style>
    <style:style style:name="T13" style:family="text">
      <style:text-properties style:font-name="DejaVu Sans" officeooo:rsid="00628e40"/>
    </style:style>
    <style:style style:name="T14" style:family="text">
      <style:text-properties style:font-name="DejaVu Sans" officeooo:rsid="00645de8"/>
    </style:style>
    <style:style style:name="T15" style:family="text">
      <style:text-properties style:font-name="DejaVu Sans" officeooo:rsid="0069769f"/>
    </style:style>
    <style:style style:name="T16" style:family="text">
      <style:text-properties style:font-name="DejaVu Sans" officeooo:rsid="006a1b65"/>
    </style:style>
    <style:style style:name="T17" style:family="text">
      <style:text-properties style:font-name="DejaVu Sans" officeooo:rsid="006ab3fe"/>
    </style:style>
    <style:style style:name="T18" style:family="text">
      <style:text-properties style:font-name="DejaVu Sans" officeooo:rsid="00d04bda"/>
    </style:style>
    <style:style style:name="T19" style:family="text">
      <style:text-properties style:font-name="DejaVu Sans" officeooo:rsid="00d0c5e1"/>
    </style:style>
    <style:style style:name="T20" style:family="text">
      <style:text-properties style:font-name="DejaVu Sans" officeooo:rsid="00efbc57"/>
    </style:style>
    <style:style style:name="T21" style:family="text">
      <style:text-properties style:font-name="DejaVu Sans" officeooo:rsid="00f30755"/>
    </style:style>
    <style:style style:name="T22" style:family="text">
      <style:text-properties style:font-name="DejaVu Sans" officeooo:rsid="00f3d66a"/>
    </style:style>
    <style:style style:name="T23" style:family="text">
      <style:text-properties style:font-name="DejaVu Sans" officeooo:rsid="00fc0d14"/>
    </style:style>
    <style:style style:name="T24" style:family="text">
      <style:text-properties style:font-name="DejaVu Sans" officeooo:rsid="005ceb8e"/>
    </style:style>
    <style:style style:name="T25" style:family="text">
      <style:text-properties style:font-name="DejaVu Sans" officeooo:rsid="007c8733"/>
    </style:style>
    <style:style style:name="T26" style:family="text">
      <style:text-properties style:font-name="DejaVu Sans" officeooo:rsid="007f892a"/>
    </style:style>
    <style:style style:name="T27" style:family="text">
      <style:text-properties style:font-name="DejaVu Sans" officeooo:rsid="010a3485"/>
    </style:style>
    <style:style style:name="T28" style:family="text">
      <style:text-properties style:font-name="DejaVu Sans" officeooo:rsid="0112f06a"/>
    </style:style>
    <style:style style:name="T29" style:family="text">
      <style:text-properties style:font-name="DejaVu Sans" officeooo:rsid="0114d6f7"/>
    </style:style>
    <style:style style:name="T30" style:family="text">
      <style:text-properties style:font-name="DejaVu Sans" officeooo:rsid="01404628"/>
    </style:style>
    <style:style style:name="T31" style:family="text">
      <style:text-properties style:font-name="DejaVu Sans" officeooo:rsid="01422811"/>
    </style:style>
    <style:style style:name="T32" style:family="text">
      <style:text-properties style:font-name="DejaVu Sans" officeooo:rsid="0144d3c5"/>
    </style:style>
    <style:style style:name="T33" style:family="text">
      <style:text-properties style:font-name="DejaVu Sans" officeooo:rsid="0145959a"/>
    </style:style>
    <style:style style:name="T34" style:family="text">
      <style:text-properties style:font-name="DejaVu Sans" officeooo:rsid="015db1d7"/>
    </style:style>
    <style:style style:name="T35" style:family="text">
      <style:text-properties style:font-name="DejaVu Sans" style:text-underline-style="none"/>
    </style:style>
    <style:style style:name="T36" style:family="text">
      <style:text-properties style:font-name="DejaVu Sans" style:text-underline-style="none" officeooo:rsid="00f86457"/>
    </style:style>
    <style:style style:name="T37" style:family="text">
      <style:text-properties style:font-name="DejaVu Sans" style:text-underline-style="none" officeooo:rsid="00fa45d7"/>
    </style:style>
    <style:style style:name="T38" style:family="text">
      <style:text-properties style:font-name="DejaVu Sans" officeooo:rsid="017b001b"/>
    </style:style>
    <style:style style:name="T39" style:family="text">
      <style:text-properties style:font-name="DejaVu Sans" officeooo:rsid="01876427"/>
    </style:style>
    <style:style style:name="T40" style:family="text">
      <style:text-properties style:font-name="DejaVu Sans" officeooo:rsid="01699dff"/>
    </style:style>
    <style:style style:name="T41" style:family="text">
      <style:text-properties style:font-name="DejaVu Sans" officeooo:rsid="01916cb1"/>
    </style:style>
    <style:style style:name="T42" style:family="text">
      <style:text-properties style:font-name="DejaVu Sans" officeooo:rsid="01ff4ddd"/>
    </style:style>
    <style:style style:name="T43" style:family="text">
      <style:text-properties style:font-name="DejaVu Sans" officeooo:rsid="021128de"/>
    </style:style>
    <style:style style:name="T44" style:family="text">
      <style:text-properties style:font-name="DejaVu Sans" officeooo:rsid="0215b1a8"/>
    </style:style>
    <style:style style:name="T45" style:family="text">
      <style:text-properties style:font-name="DejaVu Sans" officeooo:rsid="02175c65"/>
    </style:style>
    <style:style style:name="T46" style:family="text">
      <style:text-properties style:font-name="DejaVu Sans" officeooo:rsid="025982c1"/>
    </style:style>
    <style:style style:name="T47" style:family="text">
      <style:text-properties style:font-name="DejaVu Sans" officeooo:rsid="0263714d"/>
    </style:style>
    <style:style style:name="T48" style:family="text">
      <style:text-properties style:font-name="DejaVu Sans" officeooo:rsid="026647cc"/>
    </style:style>
    <style:style style:name="T49" style:family="text">
      <style:text-properties style:font-name="DejaVu Sans" officeooo:rsid="02adbabf"/>
    </style:style>
    <style:style style:name="T50" style:family="text">
      <style:text-properties style:font-name="DejaVu Sans" officeooo:rsid="025f87ca"/>
    </style:style>
    <style:style style:name="T51" style:family="text">
      <style:text-properties style:font-name="DejaVu Sans" officeooo:rsid="031873e7"/>
    </style:style>
    <style:style style:name="T52" style:family="text">
      <style:text-properties officeooo:rsid="00409e9e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6d48ee"/>
    </style:style>
    <style:style style:name="T55" style:family="text">
      <style:text-properties style:text-underline-style="none" officeooo:rsid="016c7041"/>
    </style:style>
    <style:style style:name="T56" style:family="text">
      <style:text-properties style:text-underline-style="none" officeooo:rsid="0171317d"/>
    </style:style>
    <style:style style:name="T57" style:family="text">
      <style:text-properties style:text-underline-style="none" officeooo:rsid="017349c6"/>
    </style:style>
    <style:style style:name="T58" style:family="text">
      <style:text-properties style:text-underline-style="none" officeooo:rsid="00628e40"/>
    </style:style>
    <style:style style:name="T59" style:family="text">
      <style:text-properties style:text-underline-style="none" officeooo:rsid="02408920"/>
    </style:style>
    <style:style style:name="T60" style:family="text">
      <style:text-properties style:text-underline-style="none" officeooo:rsid="0273dd29"/>
    </style:style>
    <style:style style:name="T61" style:family="text">
      <style:text-properties style:text-underline-style="none" officeooo:rsid="029314ac"/>
    </style:style>
    <style:style style:name="T62" style:family="text">
      <style:text-properties style:text-underline-style="none" officeooo:rsid="0295df3f"/>
    </style:style>
    <style:style style:name="T63" style:family="text">
      <style:text-properties style:text-underline-style="none" officeooo:rsid="0296f091"/>
    </style:style>
    <style:style style:name="T64" style:family="text">
      <style:text-properties style:text-underline-style="none" officeooo:rsid="02972815"/>
    </style:style>
    <style:style style:name="T65" style:family="text">
      <style:text-properties style:text-underline-style="none" officeooo:rsid="02c1f7c6"/>
    </style:style>
    <style:style style:name="T66" style:family="text">
      <style:text-properties style:text-underline-style="none" officeooo:rsid="02c42fe5"/>
    </style:style>
    <style:style style:name="T67" style:family="text">
      <style:text-properties style:text-underline-style="none" officeooo:rsid="02d237f6"/>
    </style:style>
    <style:style style:name="T68" style:family="text">
      <style:text-properties officeooo:rsid="00914f75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2aeb119" style:font-weight-asian="bold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3aae6" style:font-weight-asian="normal" style:font-weight-complex="normal"/>
    </style:style>
    <style:style style:name="T73" style:family="text">
      <style:text-properties fo:font-weight="normal" officeooo:rsid="00b56708" style:font-weight-asian="normal" style:font-weight-complex="normal"/>
    </style:style>
    <style:style style:name="T74" style:family="text">
      <style:text-properties fo:font-weight="normal" officeooo:rsid="00bb606c" style:font-weight-asian="normal" style:font-weight-complex="normal"/>
    </style:style>
    <style:style style:name="T75" style:family="text">
      <style:text-properties fo:font-weight="normal" officeooo:rsid="00e13b86" style:font-weight-asian="normal" style:font-weight-complex="normal"/>
    </style:style>
    <style:style style:name="T76" style:family="text">
      <style:text-properties fo:font-weight="normal" officeooo:rsid="00e68aab" style:font-weight-asian="normal" style:font-weight-complex="normal"/>
    </style:style>
    <style:style style:name="T77" style:family="text">
      <style:text-properties fo:font-weight="normal" officeooo:rsid="02aeb119" style:font-weight-asian="normal" style:font-weight-complex="normal"/>
    </style:style>
    <style:style style:name="T78" style:family="text">
      <style:text-properties fo:font-weight="normal" officeooo:rsid="02b141ec" style:font-weight-asian="normal" style:font-weight-complex="normal"/>
    </style:style>
    <style:style style:name="T79" style:family="text">
      <style:text-properties fo:font-weight="normal" officeooo:rsid="031210b5" style:font-weight-asian="normal" style:font-weight-complex="normal"/>
    </style:style>
    <style:style style:name="T80" style:family="text">
      <style:text-properties officeooo:rsid="00b010cf"/>
    </style:style>
    <style:style style:name="T81" style:family="text">
      <style:text-properties officeooo:rsid="00b7127c"/>
    </style:style>
    <style:style style:name="T82" style:family="text">
      <style:text-properties officeooo:rsid="00ba4853"/>
    </style:style>
    <style:style style:name="T83" style:family="text">
      <style:text-properties officeooo:rsid="01052053"/>
    </style:style>
    <style:style style:name="T84" style:family="text">
      <style:text-properties officeooo:rsid="010d533e"/>
    </style:style>
    <style:style style:name="T85" style:family="text">
      <style:text-properties officeooo:rsid="01255848"/>
    </style:style>
    <style:style style:name="T86" style:family="text">
      <style:text-properties officeooo:rsid="0133c8e8"/>
    </style:style>
    <style:style style:name="T87" style:family="text">
      <style:text-properties officeooo:rsid="013520c4"/>
    </style:style>
    <style:style style:name="T88" style:family="text">
      <style:text-properties officeooo:rsid="005ceb8e"/>
    </style:style>
    <style:style style:name="T89" style:family="text">
      <style:text-properties officeooo:rsid="01750d8f"/>
    </style:style>
    <style:style style:name="T90" style:family="text">
      <style:text-properties officeooo:rsid="01916cb1"/>
    </style:style>
    <style:style style:name="T91" style:family="text">
      <style:text-properties officeooo:rsid="0081a6a3"/>
    </style:style>
    <style:style style:name="T92" style:family="text">
      <style:text-properties officeooo:rsid="01a79071"/>
    </style:style>
    <style:style style:name="T93" style:family="text">
      <style:text-properties officeooo:rsid="01a99c17"/>
    </style:style>
    <style:style style:name="T94" style:family="text">
      <style:text-properties officeooo:rsid="01ab0c2e"/>
    </style:style>
    <style:style style:name="T95" style:family="text">
      <style:text-properties officeooo:rsid="01c42c31"/>
    </style:style>
    <style:style style:name="T96" style:family="text">
      <style:text-properties style:font-name="essio"/>
    </style:style>
    <style:style style:name="T97" style:family="text">
      <style:text-properties style:font-name="essio" officeooo:rsid="009314c8"/>
    </style:style>
    <style:style style:name="T98" style:family="text">
      <style:text-properties style:font-name="essio" officeooo:rsid="00923ce2"/>
    </style:style>
    <style:style style:name="T99" style:family="text">
      <style:text-properties style:font-name="essio" officeooo:rsid="00914f75"/>
    </style:style>
    <style:style style:name="T100" style:family="text">
      <style:text-properties style:font-name="essio" officeooo:rsid="013ada7f"/>
    </style:style>
    <style:style style:name="T101" style:family="text">
      <style:text-properties style:font-name="essio" officeooo:rsid="0101024d"/>
    </style:style>
    <style:style style:name="T102" style:family="text">
      <style:text-properties style:font-name="essio" officeooo:rsid="0199130e"/>
    </style:style>
    <style:style style:name="T103" style:family="text">
      <style:text-properties style:font-name="essio" officeooo:rsid="01947c2f"/>
    </style:style>
    <style:style style:name="T104" style:family="text">
      <style:text-properties style:font-name="essio" officeooo:rsid="0080d648"/>
    </style:style>
    <style:style style:name="T105" style:family="text">
      <style:text-properties style:font-name="essio" officeooo:rsid="0100bf72"/>
    </style:style>
    <style:style style:name="T106" style:family="text">
      <style:text-properties style:font-name="essio" style:text-underline-style="none"/>
    </style:style>
    <style:style style:name="T107" style:family="text">
      <style:text-properties style:font-name="essio" style:text-underline-style="none" officeooo:rsid="00914f75"/>
    </style:style>
    <style:style style:name="T108" style:family="text">
      <style:text-properties style:font-name="essio" style:text-underline-style="none" officeooo:rsid="008db3de"/>
    </style:style>
    <style:style style:name="T109" style:family="text">
      <style:text-properties style:font-name="essio" style:text-underline-style="none" officeooo:rsid="018ea4e2"/>
    </style:style>
    <style:style style:name="T110" style:family="text">
      <style:text-properties style:font-name="essio" style:text-underline-style="none" officeooo:rsid="011e2f9c"/>
    </style:style>
    <style:style style:name="T111" style:family="text">
      <style:text-properties style:font-name="essio" style:text-underline-style="none" officeooo:rsid="01eadbfd"/>
    </style:style>
    <style:style style:name="T112" style:family="text">
      <style:text-properties style:font-name="essio" style:text-underline-style="none" officeooo:rsid="01fa04ae"/>
    </style:style>
    <style:style style:name="T113" style:family="text">
      <style:text-properties style:font-name="essio" style:text-underline-style="none" officeooo:rsid="01fc524f"/>
    </style:style>
    <style:style style:name="T114" style:family="text">
      <style:text-properties style:font-name="essio" style:text-underline-style="none" officeooo:rsid="004c3bf4"/>
    </style:style>
    <style:style style:name="T115" style:family="text">
      <style:text-properties style:font-name="essio" style:text-underline-style="none" officeooo:rsid="027328e3"/>
    </style:style>
    <style:style style:name="T116" style:family="text">
      <style:text-properties style:font-name="essio" style:text-underline-style="none" officeooo:rsid="02b8fb94"/>
    </style:style>
    <style:style style:name="T117" style:family="text">
      <style:text-properties style:font-name="essio" style:text-underline-style="none" officeooo:rsid="02f2ae8e"/>
    </style:style>
    <style:style style:name="T118" style:family="text">
      <style:text-properties style:font-name="essio" officeooo:rsid="012d4213"/>
    </style:style>
    <style:style style:name="T119" style:family="text">
      <style:text-properties style:font-name="essio" officeooo:rsid="01d6fe99"/>
    </style:style>
    <style:style style:name="T120" style:family="text">
      <style:text-properties style:font-name="essio" officeooo:rsid="01876427"/>
    </style:style>
    <style:style style:name="T121" style:family="text">
      <style:text-properties style:font-name="essio" officeooo:rsid="012e99f1"/>
    </style:style>
    <style:style style:name="T122" style:family="text">
      <style:text-properties style:font-name="essio" officeooo:rsid="01699dff"/>
    </style:style>
    <style:style style:name="T123" style:family="text">
      <style:text-properties style:font-name="essio" officeooo:rsid="018d9adc"/>
    </style:style>
    <style:style style:name="T124" style:family="text">
      <style:text-properties style:font-name="essio" officeooo:rsid="018ea4e2"/>
    </style:style>
    <style:style style:name="T125" style:family="text">
      <style:text-properties style:font-name="essio" officeooo:rsid="002d842b"/>
    </style:style>
    <style:style style:name="T126" style:family="text">
      <style:text-properties style:font-name="essio" officeooo:rsid="002f4463"/>
    </style:style>
    <style:style style:name="T127" style:family="text">
      <style:text-properties style:font-name="essio" officeooo:rsid="01409699"/>
    </style:style>
    <style:style style:name="T128" style:family="text">
      <style:text-properties style:font-name="essio" officeooo:rsid="01633155"/>
    </style:style>
    <style:style style:name="T129" style:family="text">
      <style:text-properties style:font-name="essio" officeooo:rsid="01d9b191"/>
    </style:style>
    <style:style style:name="T130" style:family="text">
      <style:text-properties style:font-name="essio" officeooo:rsid="020bba62"/>
    </style:style>
    <style:style style:name="T131" style:family="text">
      <style:text-properties style:font-name="essio" officeooo:rsid="020c78ba"/>
    </style:style>
    <style:style style:name="T132" style:family="text">
      <style:text-properties style:font-name="essio" officeooo:rsid="01422811"/>
    </style:style>
    <style:style style:name="T133" style:family="text">
      <style:text-properties style:font-name="essio" officeooo:rsid="0033fe9c"/>
    </style:style>
    <style:style style:name="T134" style:family="text">
      <style:text-properties style:font-name="essio" officeooo:rsid="01ee56ff"/>
    </style:style>
    <style:style style:name="T135" style:family="text">
      <style:text-properties style:font-name="essio" officeooo:rsid="01ecb6bf"/>
    </style:style>
    <style:style style:name="T136" style:family="text">
      <style:text-properties style:font-name="essio" officeooo:rsid="0213d9a7"/>
    </style:style>
    <style:style style:name="T137" style:family="text">
      <style:text-properties style:font-name="essio" officeooo:rsid="0228f73b"/>
    </style:style>
    <style:style style:name="T138" style:family="text">
      <style:text-properties style:font-name="essio" officeooo:rsid="01916cb1"/>
    </style:style>
    <style:style style:name="T139" style:family="text">
      <style:text-properties style:font-name="essio" officeooo:rsid="0273dd29"/>
    </style:style>
    <style:style style:name="T140" style:family="text">
      <style:text-properties style:font-name="essio" officeooo:rsid="02848b98"/>
    </style:style>
    <style:style style:name="T141" style:family="text">
      <style:text-properties style:font-name="essio" officeooo:rsid="0297b8bf"/>
    </style:style>
    <style:style style:name="T142" style:family="text">
      <style:text-properties style:font-name="essio" officeooo:rsid="02982f09"/>
    </style:style>
    <style:style style:name="T143" style:family="text">
      <style:text-properties style:font-name="essio" officeooo:rsid="029a026f"/>
    </style:style>
    <style:style style:name="T144" style:family="text">
      <style:text-properties style:font-name="essio" officeooo:rsid="02a1a2a1"/>
    </style:style>
    <style:style style:name="T145" style:family="text">
      <style:text-properties style:font-name="essio" officeooo:rsid="02b65a81"/>
    </style:style>
    <style:style style:name="T146" style:family="text">
      <style:text-properties style:font-name="essio" officeooo:rsid="02b7a9fc"/>
    </style:style>
    <style:style style:name="T147" style:family="text">
      <style:text-properties style:font-name="essio" officeooo:rsid="02e237cc"/>
    </style:style>
    <style:style style:name="T148" style:family="text">
      <style:text-properties style:font-name="essio" officeooo:rsid="02f46856"/>
    </style:style>
    <style:style style:name="T149" style:family="text">
      <style:text-properties officeooo:rsid="01fa04ae"/>
    </style:style>
    <style:style style:name="T150" style:family="text">
      <style:text-properties officeooo:rsid="021f309f"/>
    </style:style>
    <style:style style:name="T151" style:family="text">
      <style:text-properties officeooo:rsid="0225588f"/>
    </style:style>
    <style:style style:name="T152" style:family="text">
      <style:text-properties officeooo:rsid="022d4e7a"/>
    </style:style>
    <style:style style:name="T153" style:family="text">
      <style:text-properties officeooo:rsid="023b7ea4"/>
    </style:style>
    <style:style style:name="T154" style:family="text">
      <style:text-properties officeooo:rsid="025b8cd8"/>
    </style:style>
    <style:style style:name="T155" style:family="text">
      <style:text-properties officeooo:rsid="025d1d3e"/>
    </style:style>
    <style:style style:name="T156" style:family="text">
      <style:text-properties officeooo:rsid="026e0b94"/>
    </style:style>
    <style:style style:name="T157" style:family="text">
      <style:text-properties officeooo:rsid="027d0c8e"/>
    </style:style>
    <style:style style:name="T158" style:family="text">
      <style:text-properties officeooo:rsid="028ae655"/>
    </style:style>
    <style:style style:name="T159" style:family="text">
      <style:text-properties officeooo:rsid="028b86b5"/>
    </style:style>
    <style:style style:name="T160" style:family="text">
      <style:text-properties officeooo:rsid="029174a9"/>
    </style:style>
    <style:style style:name="T161" style:family="text">
      <style:text-properties officeooo:rsid="0294cff6"/>
    </style:style>
    <style:style style:name="T162" style:family="text">
      <style:text-properties officeooo:rsid="0295df3f"/>
    </style:style>
    <style:style style:name="T163" style:family="text">
      <style:text-properties officeooo:rsid="02b98b2f"/>
    </style:style>
    <style:style style:name="T164" style:family="text">
      <style:text-properties officeooo:rsid="006d48ee"/>
    </style:style>
    <style:style style:name="T165" style:family="text">
      <style:text-properties style:font-name="DejaVu Sans"/>
    </style:style>
    <style:style style:name="T166" style:family="text">
      <style:text-properties style:font-name="DejaVu Sans" style:text-underline-style="none"/>
    </style:style>
    <style:style style:name="T167" style:family="text">
      <style:text-properties style:font-name="DejaVu Sans" officeooo:rsid="03085e52"/>
    </style:style>
    <style:style style:name="T168" style:family="text">
      <style:text-properties style:font-name="DejaVu Sans" officeooo:rsid="0313388b"/>
    </style:style>
    <style:style style:name="T169" style:family="text">
      <style:text-properties officeooo:rsid="02d39f21"/>
    </style:style>
    <style:style style:name="T170" style:family="text">
      <style:text-properties officeooo:rsid="02d76419"/>
    </style:style>
    <style:style style:name="T171" style:family="text">
      <style:text-properties officeooo:rsid="02e9f84b"/>
    </style:style>
    <style:style style:name="T172" style:family="text">
      <style:text-properties officeooo:rsid="02ea0223"/>
    </style:style>
    <style:style style:name="T173" style:family="text">
      <style:text-properties officeooo:rsid="02eb3314"/>
    </style:style>
    <style:style style:name="T174" style:family="text">
      <style:text-properties style:font-name="essio"/>
    </style:style>
    <style:style style:name="T175" style:family="text">
      <style:text-properties style:font-name="essio" officeooo:rsid="0306a013"/>
    </style:style>
    <style:style style:name="T176" style:family="text">
      <style:text-properties style:font-name="essio" officeooo:rsid="030c5c1d"/>
    </style:style>
    <style:style style:name="T177" style:family="text">
      <style:text-properties style:font-name="essio" officeooo:rsid="0313388b"/>
    </style:style>
    <style:style style:name="T178" style:family="text">
      <style:text-properties style:font-name="essio" officeooo:rsid="033776db"/>
    </style:style>
    <style:style style:name="T179" style:family="text">
      <style:text-properties officeooo:rsid="031ee229"/>
    </style:style>
    <style:style style:name="T180" style:family="text">
      <style:text-properties officeooo:rsid="03284585"/>
    </style:style>
    <style:style style:name="T181" style:family="text">
      <style:text-properties officeooo:rsid="0329cdea"/>
    </style:style>
    <style:style style:name="T182" style:family="text">
      <style:text-properties officeooo:rsid="03326105"/>
    </style:style>
    <style:style style:name="T183" style:family="text">
      <style:text-properties officeooo:rsid="033638d6"/>
    </style:style>
    <style:style style:name="T184" style:family="text">
      <style:text-properties officeooo:rsid="033b0e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e<text:span text:style-name="T95">ssEo</text:span></text:p>
      <text:p text:style-name="P15"><text:span text:style-name="T12">"E</text:span><text:span text:style-name="T38">s</text:span><text:span text:style-name="T12">si</text:span><text:span text:style-name="T19">ah</text:span><text:span text:style-name="T12">"</text:span></text:p>
      <text:p text:style-name="P15"/>
      <text:p text:style-name="P101">oiaeusncpmrzlvjbdthfZwyNg</text:p>
      <text:p text:style-name="P31"/>
      <text:p text:style-name="P22"><text:span text:style-name="T28">The default </text:span><text:span text:style-name="T29">order </text:span><text:span text:style-name="T28">is </text:span><text:span text:style-name="T34">S</text:span><text:span text:style-name="T5">ubject-</text:span><text:span text:style-name="T34">V</text:span><text:span text:style-name="T5">erb</text:span><text:span text:style-name="T49">-</text:span><text:span text:style-name="T34">O</text:span><text:span text:style-name="T5">bject</text:span><text:span text:style-name="T28">, but any arrangement is allowed.</text:span></text:p>
      <text:p text:style-name="P5"/>
      <text:p text:style-name="P16"><text:span text:style-name="T32">Modifiers </text:span><text:span text:style-name="T5">follow the</text:span><text:span text:style-name="T32">ir target</text:span><text:span text:style-name="T33"> (i.e. "ball red</text:span><text:span text:style-name="T42"> the</text:span><text:span text:style-name="T33">").</text:span></text:p>
      <text:p text:style-name="P4"/>
      <text:p text:style-name="P62">Pronunciations<text:span text:style-name="T92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82">o</text:p>
          </table:table-cell>
          <table:table-cell table:style-name="Table3.A1" office:value-type="string">
            <text:p text:style-name="P38">h<text:span text:style-name="T69">o</text:span>t</text:p>
          </table:table-cell>
          <table:table-cell table:style-name="Table3.A1" office:value-type="string">
            <text:p text:style-name="P82">i</text:p>
          </table:table-cell>
          <table:table-cell table:style-name="Table3.A1" office:value-type="string">
            <text:p text:style-name="P44">p<text:span text:style-name="T69">i</text:span><text:span text:style-name="T71">t</text:span></text:p>
          </table:table-cell>
          <table:table-cell table:style-name="Table3.A1" office:value-type="string">
            <text:p text:style-name="P82">a</text:p>
          </table:table-cell>
          <table:table-cell table:style-name="Table3.A1" office:value-type="string">
            <text:p text:style-name="P38">s<text:span text:style-name="T69">a</text:span>t</text:p>
          </table:table-cell>
          <table:table-cell table:style-name="Table3.A1" office:value-type="string">
            <text:p text:style-name="P82">e</text:p>
          </table:table-cell>
          <table:table-cell table:style-name="Table3.A1" office:value-type="string">
            <text:p text:style-name="P38">b<text:span text:style-name="T69">e</text:span>t</text:p>
          </table:table-cell>
          <table:table-cell table:style-name="Table3.A1" office:value-type="string">
            <text:p text:style-name="P82">u</text:p>
          </table:table-cell>
          <table:table-cell table:style-name="Table3.A1" office:value-type="string">
            <text:p text:style-name="P55">b<text:span text:style-name="T69">u</text:span><text:span text:style-name="T71">t</text:span></text:p>
          </table:table-cell>
        </table:table-row>
        <table:table-row>
          <table:table-cell table:style-name="Table3.A1" office:value-type="string">
            <text:p text:style-name="P82">s</text:p>
          </table:table-cell>
          <table:table-cell table:style-name="Table3.A1" office:value-type="string">
            <text:p text:style-name="P38"><text:span text:style-name="T69">s</text:span>ap</text:p>
          </table:table-cell>
          <table:table-cell table:style-name="Table3.A1" office:value-type="string">
            <text:p text:style-name="P82">n</text:p>
          </table:table-cell>
          <table:table-cell table:style-name="Table3.A1" office:value-type="string">
            <text:p text:style-name="P38"><text:span text:style-name="T69">n</text:span><text:span text:style-name="T78">ap</text:span></text:p>
          </table:table-cell>
          <table:table-cell table:style-name="Table3.A1" office:value-type="string">
            <text:p text:style-name="P82">c</text:p>
          </table:table-cell>
          <table:table-cell table:style-name="Table3.A1" office:value-type="string">
            <text:p text:style-name="P38"><text:span text:style-name="T69">c</text:span>a<text:span text:style-name="T82">p</text:span></text:p>
          </table:table-cell>
          <table:table-cell table:style-name="Table3.A1" office:value-type="string">
            <text:p text:style-name="P82">p</text:p>
          </table:table-cell>
          <table:table-cell table:style-name="Table3.A1" office:value-type="string">
            <text:p text:style-name="P38"><text:span text:style-name="T69">p</text:span>art</text:p>
          </table:table-cell>
          <table:table-cell table:style-name="Table3.A1" office:value-type="string">
            <text:p text:style-name="P82"/>
          </table:table-cell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82">m</text:p>
          </table:table-cell>
          <table:table-cell table:style-name="Table3.A1" office:value-type="string">
            <text:p text:style-name="P38"><text:span text:style-name="T69">m</text:span><text:span text:style-name="T75">at</text:span></text:p>
          </table:table-cell>
          <table:table-cell table:style-name="Table3.A1" office:value-type="string">
            <text:p text:style-name="P84">r</text:p>
          </table:table-cell>
          <table:table-cell table:style-name="Table3.A1" office:value-type="string">
            <text:p text:style-name="P58">r<text:span text:style-name="T71">ope</text:span></text:p>
          </table:table-cell>
          <table:table-cell table:style-name="Table3.A1" office:value-type="string">
            <text:p text:style-name="P83">z</text:p>
          </table:table-cell>
          <table:table-cell table:style-name="Table3.A1" office:value-type="string">
            <text:p text:style-name="P39"><text:span text:style-name="T69">z</text:span>ap</text:p>
          </table:table-cell>
          <table:table-cell table:style-name="Table3.A1" office:value-type="string">
            <text:p text:style-name="P82">l</text:p>
          </table:table-cell>
          <table:table-cell table:style-name="Table3.A1" office:value-type="string">
            <text:p text:style-name="P38"><text:span text:style-name="T69">l</text:span>et</text:p>
          </table:table-cell>
          <table:table-cell table:style-name="Table3.A1" office:value-type="string">
            <text:p text:style-name="P85"/>
          </table:table-cell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82">v</text:p>
          </table:table-cell>
          <table:table-cell table:style-name="Table3.A1" office:value-type="string">
            <text:p text:style-name="P38"><text:span text:style-name="T69">v</text:span>at</text:p>
          </table:table-cell>
          <table:table-cell table:style-name="Table3.A1" office:value-type="string">
            <text:p text:style-name="P82">j</text:p>
          </table:table-cell>
          <table:table-cell table:style-name="Table3.A1" office:value-type="string">
            <text:p text:style-name="P38"><text:span text:style-name="T69">j</text:span>ump</text:p>
          </table:table-cell>
          <table:table-cell table:style-name="Table3.A1" office:value-type="string">
            <text:p text:style-name="P82">b</text:p>
          </table:table-cell>
          <table:table-cell table:style-name="Table3.A1" office:value-type="string">
            <text:p text:style-name="P38"><text:span text:style-name="T69">b</text:span>a<text:span text:style-name="T81">ll</text:span></text:p>
          </table:table-cell>
          <table:table-cell table:style-name="Table3.A1" office:value-type="string">
            <text:p text:style-name="P82">d</text:p>
          </table:table-cell>
          <table:table-cell table:style-name="Table3.A1" office:value-type="string">
            <text:p text:style-name="P38"><text:span text:style-name="T69">d</text:span><text:span text:style-name="T72">ock</text:span></text:p>
          </table:table-cell>
          <table:table-cell table:style-name="Table3.A1" office:value-type="string">
            <text:p text:style-name="P82"/>
          </table:table-cell>
          <table:table-cell table:style-name="Table3.A1" office:value-type="string">
            <text:p text:style-name="P74"/>
          </table:table-cell>
        </table:table-row>
        <table:table-row>
          <table:table-cell table:style-name="Table3.A1" office:value-type="string">
            <text:p text:style-name="P82">t</text:p>
          </table:table-cell>
          <table:table-cell table:style-name="Table3.A1" office:value-type="string">
            <text:p text:style-name="P38"><text:span text:style-name="T69">t</text:span>op</text:p>
          </table:table-cell>
          <table:table-cell table:style-name="Table3.A1" office:value-type="string">
            <text:p text:style-name="P82">h</text:p>
          </table:table-cell>
          <table:table-cell table:style-name="Table3.A1" office:value-type="string">
            <text:p text:style-name="P38"><text:span text:style-name="T69">h</text:span>elp</text:p>
          </table:table-cell>
          <table:table-cell table:style-name="Table3.A1" office:value-type="string">
            <text:p text:style-name="P82">f</text:p>
          </table:table-cell>
          <table:table-cell table:style-name="Table3.A1" office:value-type="string">
            <text:p text:style-name="P38"><text:span text:style-name="T69">f</text:span>ar</text:p>
          </table:table-cell>
          <table:table-cell table:style-name="Table3.A1" office:value-type="string">
            <text:p text:style-name="P97">Z</text:p>
          </table:table-cell>
          <table:table-cell table:style-name="Table3.A1" office:value-type="string">
            <text:p text:style-name="P42"><text:span text:style-name="T76">vi</text:span><text:span text:style-name="T69">s</text:span><text:span text:style-name="T76">ion</text:span></text:p>
          </table:table-cell>
          <table:table-cell table:style-name="Table3.A1" office:value-type="string">
            <text:p text:style-name="P97"/>
          </table:table-cell>
          <table:table-cell table:style-name="Table3.A1" office:value-type="string">
            <text:p text:style-name="P75"/>
          </table:table-cell>
        </table:table-row>
        <table:table-row>
          <table:table-cell table:style-name="Table3.A1" office:value-type="string">
            <text:p text:style-name="P82">w</text:p>
          </table:table-cell>
          <table:table-cell table:style-name="Table3.A1" office:value-type="string">
            <text:p text:style-name="P38"><text:span text:style-name="T69">w</text:span>alk</text:p>
          </table:table-cell>
          <table:table-cell table:style-name="Table3.A1" office:value-type="string">
            <text:p text:style-name="P82">y</text:p>
          </table:table-cell>
          <table:table-cell table:style-name="Table3.A1" office:value-type="string">
            <text:p text:style-name="P38"><text:span text:style-name="T69">y</text:span>ell</text:p>
          </table:table-cell>
          <table:table-cell table:style-name="Table3.A1" office:value-type="string">
            <text:p text:style-name="P82">N</text:p>
          </table:table-cell>
          <table:table-cell table:style-name="Table3.A1" office:value-type="string">
            <text:p text:style-name="P38">si<text:span text:style-name="T69">ng</text:span></text:p>
          </table:table-cell>
          <table:table-cell table:style-name="Table3.A1" office:value-type="string">
            <text:p text:style-name="P82">g</text:p>
          </table:table-cell>
          <table:table-cell table:style-name="Table3.A1" office:value-type="string">
            <text:p text:style-name="P38"><text:span text:style-name="T69">g</text:span>ood</text:p>
          </table:table-cell>
          <table:table-cell table:style-name="Table3.A1" office:value-type="string">
            <text:p text:style-name="P82"/>
          </table:table-cell>
          <table:table-cell table:style-name="Table3.A1" office:value-type="string">
            <text:p text:style-name="P38"/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P90"><text:span text:style-name="T80">o</text:span>o</text:p>
          </table:table-cell>
          <table:table-cell table:style-name="Table6.A1" office:value-type="string">
            <text:p text:style-name="P41"><text:span text:style-name="T71">v</text:span><text:span text:style-name="T69">o</text:span><text:span text:style-name="T71">te</text:span></text:p>
          </table:table-cell>
          <table:table-cell table:style-name="Table6.A1" office:value-type="string">
            <text:p text:style-name="P90">I</text:p>
          </table:table-cell>
          <table:table-cell table:style-name="Table6.A1" office:value-type="string">
            <text:p text:style-name="P44"><text:span text:style-name="T71">p</text:span><text:span text:style-name="T69">i</text:span><text:span text:style-name="T71">e</text:span></text:p>
          </table:table-cell>
          <table:table-cell table:style-name="Table6.A1" office:value-type="string">
            <text:p text:style-name="P90">A</text:p>
          </table:table-cell>
          <table:table-cell table:style-name="Table6.A1" office:value-type="string">
            <text:p text:style-name="P40">sk<text:span text:style-name="T69">a</text:span><text:span text:style-name="T71">te</text:span></text:p>
          </table:table-cell>
          <table:table-cell table:style-name="Table6.A1" office:value-type="string">
            <text:p text:style-name="P90">E</text:p>
          </table:table-cell>
          <table:table-cell table:style-name="Table6.A1" office:value-type="string">
            <text:p text:style-name="P40"><text:span text:style-name="T74">s</text:span><text:span text:style-name="T69">ee</text:span><text:span text:style-name="T71">k</text:span></text:p>
          </table:table-cell>
          <table:table-cell table:style-name="Table6.A1" office:value-type="string">
            <text:p text:style-name="P91">uu</text:p>
          </table:table-cell>
          <table:table-cell table:style-name="Table6.A1" office:value-type="string">
            <text:p text:style-name="P45"><text:span text:style-name="T77">l</text:span><text:span text:style-name="T70">u</text:span><text:span text:style-name="T71">t</text:span><text:span text:style-name="T77">e</text:span></text:p>
          </table:table-cell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2">ch</text:p>
          </table:table-cell>
          <table:table-cell table:style-name="Table4.A1" office:value-type="string">
            <text:p text:style-name="P56">ch<text:span text:style-name="T71">air</text:span></text:p>
          </table:table-cell>
          <table:table-cell table:style-name="Table4.A1" office:value-type="string">
            <text:p text:style-name="P92">sh</text:p>
          </table:table-cell>
          <table:table-cell table:style-name="Table4.A1" office:value-type="string">
            <text:p text:style-name="P56">sh<text:span text:style-name="T71">op</text:span></text:p>
          </table:table-cell>
          <table:table-cell table:style-name="Table4.A1" office:value-type="string">
            <text:p text:style-name="P93">th</text:p>
          </table:table-cell>
          <table:table-cell table:style-name="Table4.A1" office:value-type="string">
            <text:p text:style-name="P57">th<text:span text:style-name="T71">at</text:span></text:p>
          </table:table-cell>
        </table:table-row>
      </table:table>
      <text:p text:style-name="P23"/>
      <text:p text:style-name="P3"><text:span text:style-name="T130">x</text:span><text:span text:style-name="T5"> </text:span><text:span text:style-name="T14">- A</text:span><text:span text:style-name="T5"> combination of </text:span>c<text:span text:style-name="T5"> and </text:span>s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1"/>
      <text:p text:style-name="P63">Letter <text:span text:style-name="T94">N</text:span>ames<text:span text:style-name="T93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D"/>
        <table:table-column table:style-name="Table5.I"/>
        <table:table-column table:style-name="Table5.J"/>
        <table:table-row>
          <table:table-cell table:style-name="Table5.A1" office:value-type="string">
            <text:p text:style-name="P86">o</text:p>
          </table:table-cell>
          <table:table-cell table:style-name="Table5.A1" office:value-type="string">
            <text:p text:style-name="P86">oo</text:p>
          </table:table-cell>
          <table:table-cell table:style-name="Table5.A1" office:value-type="string">
            <text:p text:style-name="P86">i</text:p>
          </table:table-cell>
          <table:table-cell table:style-name="Table5.A1" office:value-type="string">
            <text:p text:style-name="P86">I</text:p>
          </table:table-cell>
          <table:table-cell table:style-name="Table5.A1" office:value-type="string">
            <text:p text:style-name="P86">a</text:p>
          </table:table-cell>
          <table:table-cell table:style-name="Table5.A1" office:value-type="string">
            <text:p text:style-name="P86">A</text:p>
          </table:table-cell>
          <table:table-cell table:style-name="Table5.A1" office:value-type="string">
            <text:p text:style-name="P86">e</text:p>
          </table:table-cell>
          <table:table-cell table:style-name="Table5.A1" office:value-type="string">
            <text:p text:style-name="P86">E</text:p>
          </table:table-cell>
          <table:table-cell table:style-name="Table5.A1" office:value-type="string">
            <text:p text:style-name="P86">u</text:p>
          </table:table-cell>
          <table:table-cell table:style-name="Table5.A1" office:value-type="string">
            <text:p text:style-name="P86">uu</text:p>
          </table:table-cell>
        </table:table-row>
        <table:table-row>
          <table:table-cell table:style-name="Table5.A1" office:value-type="string">
            <text:p text:style-name="P86">s</text:p>
          </table:table-cell>
          <table:table-cell table:style-name="Table5.A1" office:value-type="string">
            <text:p text:style-name="P98">so</text:p>
          </table:table-cell>
          <table:table-cell table:style-name="Table5.A1" office:value-type="string">
            <text:p text:style-name="P86">n</text:p>
          </table:table-cell>
          <table:table-cell table:style-name="Table5.A1" office:value-type="string">
            <text:p text:style-name="P98">no</text:p>
          </table:table-cell>
          <table:table-cell table:style-name="Table5.A1" office:value-type="string">
            <text:p text:style-name="P86">c</text:p>
          </table:table-cell>
          <table:table-cell table:style-name="Table5.A1" office:value-type="string">
            <text:p text:style-name="P98">co</text:p>
          </table:table-cell>
          <table:table-cell table:style-name="Table5.A1" office:value-type="string">
            <text:p text:style-name="P86">p</text:p>
          </table:table-cell>
          <table:table-cell table:style-name="Table5.A1" office:value-type="string">
            <text:p text:style-name="P98">po</text:p>
          </table:table-cell>
          <table:table-cell table:style-name="Table5.A1" office:value-type="string">
            <text:p text:style-name="P86"/>
          </table:table-cell>
          <table:table-cell table:style-name="Table5.A1" office:value-type="string">
            <text:p text:style-name="P98"/>
          </table:table-cell>
        </table:table-row>
        <table:table-row>
          <table:table-cell table:style-name="Table5.A1" office:value-type="string">
            <text:p text:style-name="P86">m</text:p>
          </table:table-cell>
          <table:table-cell table:style-name="Table5.A1" office:value-type="string">
            <text:p text:style-name="P86">mo</text:p>
          </table:table-cell>
          <table:table-cell table:style-name="Table5.A1" office:value-type="string">
            <text:p text:style-name="P86">r</text:p>
          </table:table-cell>
          <table:table-cell table:style-name="Table5.A1" office:value-type="string">
            <text:p text:style-name="P86">ro</text:p>
          </table:table-cell>
          <table:table-cell table:style-name="Table5.A1" office:value-type="string">
            <text:p text:style-name="P86">z</text:p>
          </table:table-cell>
          <table:table-cell table:style-name="Table5.A1" office:value-type="string">
            <text:p text:style-name="P86">zo</text:p>
          </table:table-cell>
          <table:table-cell table:style-name="Table5.A1" office:value-type="string">
            <text:p text:style-name="P86">l</text:p>
          </table:table-cell>
          <table:table-cell table:style-name="Table5.A1" office:value-type="string">
            <text:p text:style-name="P86">lo</text:p>
          </table:table-cell>
          <table:table-cell table:style-name="Table5.A1" office:value-type="string">
            <text:p text:style-name="P86"/>
          </table:table-cell>
          <table:table-cell table:style-name="Table5.A1" office:value-type="string">
            <text:p text:style-name="P86"/>
          </table:table-cell>
        </table:table-row>
        <table:table-row>
          <table:table-cell table:style-name="Table5.A1" office:value-type="string">
            <text:p text:style-name="P86">v</text:p>
          </table:table-cell>
          <table:table-cell table:style-name="Table5.A1" office:value-type="string">
            <text:p text:style-name="P86">vo</text:p>
          </table:table-cell>
          <table:table-cell table:style-name="Table5.A1" office:value-type="string">
            <text:p text:style-name="P86">j</text:p>
          </table:table-cell>
          <table:table-cell table:style-name="Table5.A1" office:value-type="string">
            <text:p text:style-name="P98">jo</text:p>
          </table:table-cell>
          <table:table-cell table:style-name="Table5.A1" office:value-type="string">
            <text:p text:style-name="P86">b</text:p>
          </table:table-cell>
          <table:table-cell table:style-name="Table5.A1" office:value-type="string">
            <text:p text:style-name="P86">bo</text:p>
          </table:table-cell>
          <table:table-cell table:style-name="Table5.A1" office:value-type="string">
            <text:p text:style-name="P86">d</text:p>
          </table:table-cell>
          <table:table-cell table:style-name="Table5.A1" office:value-type="string">
            <text:p text:style-name="P86"><text:span text:style-name="T157">d</text:span>o</text:p>
          </table:table-cell>
          <table:table-cell table:style-name="Table5.A1" office:value-type="string">
            <text:p text:style-name="P86"/>
          </table:table-cell>
          <table:table-cell table:style-name="Table5.A1" office:value-type="string">
            <text:p text:style-name="P86"/>
          </table:table-cell>
        </table:table-row>
        <table:table-row>
          <table:table-cell table:style-name="Table5.A1" office:value-type="string">
            <text:p text:style-name="P86">t</text:p>
          </table:table-cell>
          <table:table-cell table:style-name="Table5.A1" office:value-type="string">
            <text:p text:style-name="P86">to</text:p>
          </table:table-cell>
          <table:table-cell table:style-name="Table5.A1" office:value-type="string">
            <text:p text:style-name="P86">h</text:p>
          </table:table-cell>
          <table:table-cell table:style-name="Table5.A1" office:value-type="string">
            <text:p text:style-name="P86">ho</text:p>
          </table:table-cell>
          <table:table-cell table:style-name="Table5.A1" office:value-type="string">
            <text:p text:style-name="P86">f</text:p>
          </table:table-cell>
          <table:table-cell table:style-name="Table5.A1" office:value-type="string">
            <text:p text:style-name="P98">fo</text:p>
          </table:table-cell>
          <table:table-cell table:style-name="Table5.A1" office:value-type="string">
            <text:p text:style-name="P86">Z</text:p>
          </table:table-cell>
          <table:table-cell table:style-name="Table5.A1" office:value-type="string">
            <text:p text:style-name="P86"><text:span text:style-name="T72">Z</text:span><text:span text:style-name="T71">o</text:span></text:p>
          </table:table-cell>
          <table:table-cell table:style-name="Table5.A1" office:value-type="string">
            <text:p text:style-name="P86"/>
          </table:table-cell>
          <table:table-cell table:style-name="Table5.A1" office:value-type="string">
            <text:p text:style-name="P98"/>
          </table:table-cell>
        </table:table-row>
        <table:table-row>
          <table:table-cell table:style-name="Table5.A1" office:value-type="string">
            <text:p text:style-name="P86">w</text:p>
          </table:table-cell>
          <table:table-cell table:style-name="Table5.A1" office:value-type="string">
            <text:p text:style-name="P86"><text:span text:style-name="T73">w</text:span><text:span text:style-name="T71">o</text:span></text:p>
          </table:table-cell>
          <table:table-cell table:style-name="Table5.A1" office:value-type="string">
            <text:p text:style-name="P86">y</text:p>
          </table:table-cell>
          <table:table-cell table:style-name="Table5.A1" office:value-type="string">
            <text:p text:style-name="P86">yo</text:p>
          </table:table-cell>
          <table:table-cell table:style-name="Table5.A1" office:value-type="string">
            <text:p text:style-name="P86">N</text:p>
          </table:table-cell>
          <table:table-cell table:style-name="Table5.A1" office:value-type="string">
            <text:p text:style-name="P86">oN</text:p>
          </table:table-cell>
          <table:table-cell table:style-name="Table5.A1" office:value-type="string">
            <text:p text:style-name="P86">g</text:p>
          </table:table-cell>
          <table:table-cell table:style-name="Table5.A1" office:value-type="string">
            <text:p text:style-name="P86">go</text:p>
          </table:table-cell>
          <table:table-cell table:style-name="Table5.A1" office:value-type="string">
            <text:p text:style-name="P86"/>
          </table:table-cell>
          <table:table-cell table:style-name="Table5.A1" office:value-type="string">
            <text:p text:style-name="P86"/>
          </table:table-cell>
        </table:table-row>
      </table:table>
      <text:p text:style-name="P2"/>
      <text:p text:style-name="P2"/>
      <text:p text:style-name="P2"/>
      <text:p text:style-name="P2"/>
      <text:p text:style-name="P61"><text:soft-page-break/>Article<text:span text:style-name="T88">s:</text:span></text:p>
      <text:p text:style-name="P34">Indefinite <text:span text:style-name="T85">Singular</text:span>: <text:span text:style-name="T97">(</text:span><text:span text:style-name="T98">A</text:span><text:span text:style-name="T99">Z</text:span><text:span text:style-name="T145">u</text:span><text:span text:style-name="T97">)</text:span></text:p>
      <text:p text:style-name="P59"><text:span text:style-name="T88">Indefinite Plural: </text:span><text:span text:style-name="T100">t</text:span><text:span text:style-name="T146">o</text:span></text:p>
      <text:p text:style-name="P24"/>
      <text:p text:style-name="P33"><text:span text:style-name="T24">Definite</text:span><text:span text:style-name="T27"> Singular</text:span><text:span text:style-name="T24">: </text:span><text:span text:style-name="T96">tru</text:span></text:p>
      <text:p text:style-name="P35">Definite Plural:<text:span text:style-name="T1"> </text:span><text:span text:style-name="T96">tr</text:span><text:span text:style-name="T144">o</text:span><text:span text:style-name="T96">t</text:span><text:span text:style-name="T140">u</text:span></text:p>
      <text:p text:style-name="P94"/>
      <text:p text:style-name="P121">Nouns</text:p>
      <text:p text:style-name="P121"/>
      <text:p text:style-name="P122"><text:span text:style-name="T152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5">Number</text:p>
          </table:table-cell>
          <table:table-cell table:style-name="Table2.A1" office:value-type="string">
            <text:p text:style-name="P145">Person</text:p>
          </table:table-cell>
          <table:table-cell table:style-name="Table2.A1" office:value-type="string">
            <text:p text:style-name="P145">Subject</text:p>
          </table:table-cell>
          <table:table-cell table:style-name="Table2.D1" office:value-type="string">
            <text:p text:style-name="P145">English</text:p>
          </table:table-cell>
        </table:table-row>
        <table:table-row>
          <table:table-cell table:style-name="Table2.A2" office:value-type="string">
            <text:p text:style-name="P145">Singular</text:p>
          </table:table-cell>
          <table:table-cell table:style-name="Table2.A2" office:value-type="string">
            <text:p text:style-name="P145">1st</text:p>
          </table:table-cell>
          <table:table-cell table:style-name="Table2.A2" office:value-type="string">
            <text:p text:style-name="P150"><text:span text:style-name="T68">(</text:span>A<text:span text:style-name="T68">Zu)</text:span></text:p>
          </table:table-cell>
          <table:table-cell table:style-name="Table2.D2" office:value-type="string">
            <text:p text:style-name="P146">I<text:span text:style-name="T89">, me</text:span></text:p>
          </table:table-cell>
        </table:table-row>
        <table:table-row>
          <table:table-cell table:style-name="Table2.A2" office:value-type="string">
            <text:p text:style-name="P147"/>
          </table:table-cell>
          <table:table-cell table:style-name="Table2.A2" office:value-type="string">
            <text:p text:style-name="P145">2nd</text:p>
          </table:table-cell>
          <table:table-cell table:style-name="Table2.A2" office:value-type="string">
            <text:p text:style-name="P150">son</text:p>
          </table:table-cell>
          <table:table-cell table:style-name="Table2.D2" office:value-type="string">
            <text:p text:style-name="P146">you</text:p>
          </table:table-cell>
        </table:table-row>
        <table:table-row>
          <table:table-cell table:style-name="Table2.A2" office:value-type="string">
            <text:p text:style-name="P147"/>
          </table:table-cell>
          <table:table-cell table:style-name="Table2.A2" office:value-type="string">
            <text:p text:style-name="P145">3rd</text:p>
          </table:table-cell>
          <table:table-cell table:style-name="Table2.A2" office:value-type="string">
            <text:p text:style-name="P150">son<text:span text:style-name="T160">u</text:span></text:p>
          </table:table-cell>
          <table:table-cell table:style-name="Table2.D2" office:value-type="string">
            <text:p text:style-name="P146"><text:span text:style-name="T84">it, </text:span>"singular they"</text:p>
          </table:table-cell>
        </table:table-row>
        <table:table-row>
          <table:table-cell table:style-name="Table2.A2" office:value-type="string">
            <text:p text:style-name="P145">Plural</text:p>
          </table:table-cell>
          <table:table-cell table:style-name="Table2.A2" office:value-type="string">
            <text:p text:style-name="P145">1st</text:p>
          </table:table-cell>
          <table:table-cell table:style-name="Table2.A2" office:value-type="string">
            <text:p text:style-name="P153">sAu</text:p>
          </table:table-cell>
          <table:table-cell table:style-name="Table2.D2" office:value-type="string">
            <text:p text:style-name="P146">we<text:span text:style-name="T89">, us</text:span></text:p>
          </table:table-cell>
        </table:table-row>
        <table:table-row>
          <table:table-cell table:style-name="Table2.A2" office:value-type="string">
            <text:p text:style-name="P147"/>
          </table:table-cell>
          <table:table-cell table:style-name="Table2.A2" office:value-type="string">
            <text:p text:style-name="P145">2nd</text:p>
          </table:table-cell>
          <table:table-cell table:style-name="Table2.A2" office:value-type="string">
            <text:p text:style-name="P151">suun<text:span text:style-name="T160">u</text:span></text:p>
          </table:table-cell>
          <table:table-cell table:style-name="Table2.D2" office:value-type="string">
            <text:p text:style-name="P148">you <text:span text:style-name="T87">all</text:span></text:p>
          </table:table-cell>
        </table:table-row>
        <table:table-row>
          <table:table-cell table:style-name="Table2.A2" office:value-type="string">
            <text:p text:style-name="P147"/>
          </table:table-cell>
          <table:table-cell table:style-name="Table2.A2" office:value-type="string">
            <text:p text:style-name="P145">3rd</text:p>
          </table:table-cell>
          <table:table-cell table:style-name="Table2.A2" office:value-type="string">
            <text:p text:style-name="P152">sA<text:span text:style-name="T179">du</text:span></text:p>
          </table:table-cell>
          <table:table-cell table:style-name="Table2.D2" office:value-type="string">
            <text:p text:style-name="P149"><text:span text:style-name="T84">those, </text:span>they</text:p>
          </table:table-cell>
        </table:table-row>
      </table:table>
      <text:p text:style-name="P131"/>
      <text:p text:style-name="P114"><text:span text:style-name="T96">sAu brAs</text:span><text:span text:style-name="T147"> </text:span><text:span text:style-name="T96">tEoo</text:span><text:span text:style-name="T123"> </text:span><text:span text:style-name="T96">po tru</text:span><text:span text:style-name="T147">.</text:span></text:p>
      <text:p text:style-name="P114"><text:span text:style-name="T5">"We own the night."</text:span></text:p>
      <text:p text:style-name="P115"><text:span text:style-name="T96">sAu </text:span><text:span text:style-name="T141">o</text:span><text:span text:style-name="T96">cruus pasn</text:span><text:span text:style-name="T148">u</text:span><text:span text:style-name="T124"> </text:span><text:span text:style-name="T96">po tru.</text:span></text:p>
      <text:p text:style-name="P115"><text:span text:style-name="T5">"</text:span><text:span text:style-name="T51">They</text:span><text:span text:style-name="T5"> wrote the document."</text:span></text:p>
      <text:p text:style-name="P113"><text:span text:style-name="T106">cruuso pasn</text:span><text:span text:style-name="T117">u</text:span><text:span text:style-name="T109"> </text:span><text:span text:style-name="T115">po tru</text:span><text:span text:style-name="T106">.</text:span></text:p>
      <text:p text:style-name="P113"><text:span text:style-name="T35">"I will write the document."</text:span></text:p>
      <text:p text:style-name="P123"/>
      <text:p text:style-name="P124"><text:span text:style-name="T181">Noun </text:span>Markers<text:span text:style-name="T164">:</text:span></text:p>
      <text:p text:style-name="P43"><text:span text:style-name="T54"/></text:p>
      <text:p text:style-name="P49"><text:span text:style-name="T107">(</text:span><text:span text:style-name="T108">A</text:span><text:span text:style-name="T107">Z</text:span><text:span text:style-name="T116">u</text:span><text:span text:style-name="T107">)</text:span><text:span text:style-name="T54"> - subject</text:span></text:p>
      <text:p text:style-name="P49"><text:span text:style-name="T54"/></text:p>
      <text:p text:style-name="P43"><text:span text:style-name="T114">po</text:span><text:span text:style-name="T4"> </text:span><text:span text:style-name="T58">- direct object</text:span></text:p>
      <text:p text:style-name="P43"><text:span text:style-name="T58"/></text:p>
      <text:p text:style-name="P95"><text:span text:style-name="T163">brAs </text:span>t<text:span text:style-name="T86">E</text:span>oo<text:span text:style-name="T86"> </text:span>po<text:span text:style-name="T90"> tru.</text:span></text:p>
      <text:p text:style-name="P65">"I own the night."</text:p>
      <text:p text:style-name="P43"/>
      <text:p text:style-name="P21"><text:span text:style-name="T120">pr</text:span><text:span text:style-name="T137">u</text:span><text:span text:style-name="T120">s</text:span><text:span text:style-name="T39"> - to</text:span></text:p>
      <text:p text:style-name="P50"/>
      <text:p text:style-name="P136">suun<text:span text:style-name="T182">u sEcu sE prus trotu.</text:span></text:p>
      <text:p text:style-name="P143">"They will speak to the people."</text:p>
      <text:p text:style-name="P50"/>
      <text:p text:style-name="P20"><text:soft-page-break/><text:span text:style-name="T118">e</text:span><text:span text:style-name="T120">s</text:span><text:span text:style-name="T119">u</text:span><text:span text:style-name="T39"> - </text:span><text:span text:style-name="T41">possesive</text:span></text:p>
      <text:p text:style-name="P51"/>
      <text:p text:style-name="P96"><text:span text:style-name="T56">s</text:span><text:span text:style-name="T57">A</text:span><text:span text:style-name="T56">n</text:span><text:span text:style-name="T62">u</text:span><text:span text:style-name="T56"> </text:span><text:span text:style-name="T53">brAso tEoo po tru sE es</text:span><text:span text:style-name="T59">u</text:span><text:span text:style-name="T53"> tr</text:span><text:span text:style-name="T61">o</text:span><text:span text:style-name="T53">tu.</text:span></text:p>
      <text:p text:style-name="P66">"They will own the <text:span text:style-name="T172">night of the people.</text:span>"</text:p>
      <text:p text:style-name="P66"/>
      <text:p text:style-name="P29"><text:span text:style-name="T138">o</text:span><text:span text:style-name="T121">s</text:span><text:span text:style-name="T90"> </text:span><text:span text:style-name="T13">- </text:span><text:span text:style-name="T39">for</text:span></text:p>
      <text:p text:style-name="P67"/>
      <text:p text:style-name="P135">sAu <text:span text:style-name="T153">o</text:span>brAs tEoo po t<text:span text:style-name="T173">ru </text:span>sE os tr<text:span text:style-name="T161">o</text:span>tu.</text:p>
      <text:p text:style-name="P67">"<text:span text:style-name="T171">W</text:span>e owned the night<text:span text:style-name="T171"> for the people.</text:span>"</text:p>
      <text:p text:style-name="P67"/>
      <text:p text:style-name="P6"><text:span text:style-name="T139">?</text:span><text:span text:style-name="T5"> - question </text:span><text:span text:style-name="T40">(pronounced </text:span><text:span text:style-name="T122">cA</text:span><text:span text:style-name="T40">)</text:span></text:p>
      <text:p text:style-name="P53"/>
      <text:p text:style-name="P87"><text:span text:style-name="T60">?</text:span><text:span text:style-name="T55">son </text:span><text:span text:style-name="T65">brAso </text:span><text:span text:style-name="T55">sE po tr</text:span><text:span text:style-name="T63">o</text:span><text:span text:style-name="T55">tu.</text:span></text:p>
      <text:p text:style-name="P46"><text:span text:style-name="T55">"</text:span><text:span text:style-name="T53">Will you own the people?"</text:span></text:p>
      <text:p text:style-name="P88"><text:span text:style-name="T60">?</text:span><text:span text:style-name="T53">et </text:span><text:span text:style-name="T66">son brAso </text:span><text:span text:style-name="T53">sE tr</text:span><text:span text:style-name="T64">o</text:span><text:span text:style-name="T53">tu.</text:span></text:p>
      <text:p text:style-name="P47"><text:span text:style-name="T53">"</text:span><text:span text:style-name="T56">Or w</text:span><text:span text:style-name="T53">ill the people own you?"</text:span></text:p>
      <text:p text:style-name="P28"/>
      <text:p text:style-name="P137"><text:span text:style-name="T53">anu</text:span><text:span text:style-name="T35"> - not</text:span></text:p>
      <text:p text:style-name="P137"><text:span text:style-name="T35"/></text:p>
      <text:p text:style-name="P137"><text:span text:style-name="T53">dasoo anu son.</text:span></text:p>
      <text:p text:style-name="P141"><text:span text:style-name="T53">"I will not force you."</text:span></text:p>
      <text:p text:style-name="P138"><text:span text:style-name="T53">daso </text:span><text:span text:style-name="T67">molo </text:span><text:span text:style-name="T53">anu son.</text:span></text:p>
      <text:p text:style-name="P142"><text:span text:style-name="T53">"I am not forcing you."</text:span></text:p>
      <text:p text:style-name="P94"/>
      <text:p text:style-name="P78">Verbs</text:p>
      <text:p text:style-name="P72"/>
      <text:p text:style-name="P128">Verbs do not start or end with long vowels.</text:p>
      <text:p text:style-name="P72"/>
      <text:p text:style-name="P73">Past, Present, Future:</text:p>
      <text:p text:style-name="P7"><text:span text:style-name="T143">o</text:span><text:span text:style-name="T96">brAs</text:span><text:span text:style-name="T5"> - "</text:span><text:span text:style-name="T25">(I) </text:span><text:span text:style-name="T5">owned"</text:span></text:p>
      <text:p text:style-name="P8"><text:span text:style-name="T96">brAs</text:span><text:span text:style-name="T5"> - "</text:span><text:span text:style-name="T25">(I) </text:span><text:span text:style-name="T5">own"</text:span></text:p>
      <text:p text:style-name="P7"><text:span text:style-name="T96">brAs</text:span><text:span text:style-name="T101">o</text:span><text:span text:style-name="T5"> - "</text:span><text:span text:style-name="T25">(I) </text:span><text:span text:style-name="T5">will own"</text:span></text:p>
      <text:p text:style-name="P54"/>
      <text:p text:style-name="P111"><text:span text:style-name="T142">o</text:span><text:span text:style-name="T96">brAs po</text:span><text:span text:style-name="T102"> tru</text:span><text:span text:style-name="T96"> tEoo.</text:span><text:span text:style-name="T83"> </text:span><text:span text:style-name="T26">"I owned the night."</text:span></text:p>
      <text:p text:style-name="P112"><text:span text:style-name="T96">brAs po</text:span><text:span text:style-name="T103"> tru</text:span><text:span text:style-name="T96"> tEoo.</text:span><text:span text:style-name="T83"> </text:span><text:span text:style-name="T5">"I own the night."</text:span></text:p>
      <text:p text:style-name="P125"><text:span text:style-name="T104">brAs</text:span><text:span text:style-name="T105">o </text:span><text:span text:style-name="T104">po tru tEoo.</text:span><text:span text:style-name="T3"> </text:span><text:span text:style-name="T91">"I will own the night."</text:span></text:p>
      <text:p text:style-name="P30"/>
      <text:p text:style-name="P118">Verbs that start or end with a short vowel have it doubled when the added <text:span text:style-name="T96">o</text:span><text:span text:style-name="T5"> overlaps.</text:span></text:p>
      <text:p text:style-name="P118"><text:span text:style-name="T5"/></text:p>
      <text:p text:style-name="P118"><text:span text:style-name="T5"/></text:p>
      <text:p text:style-name="P139"><text:soft-page-break/>agres<text:span text:style-name="T5"> - to stand</text:span></text:p>
      <text:p text:style-name="P119"><text:span text:style-name="T175">Agres </text:span><text:span text:style-name="T177">son</text:span><text:span text:style-name="T178"> luu</text:span><text:span text:style-name="T175">.</text:span></text:p>
      <text:p text:style-name="P119"><text:span text:style-name="T167">"I have stood with </text:span><text:span text:style-name="T168">you</text:span><text:span text:style-name="T167">."</text:span></text:p>
      <text:p text:style-name="P119"><text:span text:style-name="T167"/></text:p>
      <text:p text:style-name="P140">ahreso molo sAnu<text:span text:style-name="T183"> </text:span>luu.</text:p>
      <text:p text:style-name="P144">"I <text:span text:style-name="T184">was </text:span>standing with them."</text:p>
      <text:p text:style-name="P30"/>
      <text:p text:style-name="P120"><text:span text:style-name="T180">Verb </text:span>Markers:</text:p>
      <text:p text:style-name="P30"/>
      <text:p text:style-name="P99">mol<text:span text:style-name="T158">o</text:span><text:span text:style-name="T5"> - </text:span><text:span text:style-name="T47">progressive action</text:span><text:span text:style-name="T5"> marker</text:span></text:p>
      <text:p text:style-name="P69"/>
      <text:p text:style-name="P132">son brAs molo tEoo<text:span text:style-name="T169"> </text:span>po tru.<text:span text:style-name="T5"> <text:line-break/>"You </text:span><text:span text:style-name="T46">are</text:span><text:span text:style-name="T5"> owning the night."</text:span></text:p>
      <text:p text:style-name="P70"/>
      <text:p text:style-name="P100"><text:span text:style-name="T155">h</text:span>ix<text:span text:style-name="T5"> - </text:span><text:span text:style-name="T48">completed</text:span><text:span text:style-name="T5"> action marker</text:span></text:p>
      <text:p text:style-name="P71"/>
      <text:p text:style-name="P133">son brAs <text:span text:style-name="T154">h</text:span>ix tEoo po tru.</text:p>
      <text:p text:style-name="P133"><text:span text:style-name="T50">"You have owned the night."</text:span></text:p>
      <text:p text:style-name="P68"/>
      <text:p text:style-name="P134">son brAs molo<text:span text:style-name="T159"> </text:span>hix tEoo<text:span text:style-name="T170"> </text:span>po tru.</text:p>
      <text:p text:style-name="P126">"You ha<text:span text:style-name="T156">ve</text:span> been owning the night."</text:p>
      <text:p text:style-name="P116"/>
      <text:p text:style-name="P77">Numbers</text:p>
      <text:p text:style-name="P25"/>
      <text:p text:style-name="P60">The numbers and their names are mapped directly on to the alphabet.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102">0</text:p>
          </table:table-cell>
          <table:table-cell table:style-name="Table1.A1" office:value-type="string">
            <text:p text:style-name="P103">1</text:p>
          </table:table-cell>
          <table:table-cell table:style-name="Table1.A1" office:value-type="string">
            <text:p text:style-name="P103">2</text:p>
          </table:table-cell>
          <table:table-cell table:style-name="Table1.A1" office:value-type="string">
            <text:p text:style-name="P102">3</text:p>
          </table:table-cell>
          <table:table-cell table:style-name="Table1.A1" office:value-type="string">
            <text:p text:style-name="P102">4</text:p>
          </table:table-cell>
          <table:table-cell table:style-name="Table1.A1" office:value-type="string">
            <text:p text:style-name="P106">5</text:p>
          </table:table-cell>
          <table:table-cell table:style-name="Table1.A1" office:value-type="string">
            <text:p text:style-name="P104">6</text:p>
          </table:table-cell>
          <table:table-cell table:style-name="Table1.A1" office:value-type="string">
            <text:p text:style-name="P104">7</text:p>
          </table:table-cell>
          <table:table-cell table:style-name="Table1.A1" office:value-type="string">
            <text:p text:style-name="P106">8</text:p>
          </table:table-cell>
          <table:table-cell table:style-name="Table1.J1" office:value-type="string">
            <text:p text:style-name="P105">9</text:p>
          </table:table-cell>
        </table:table-row>
        <table:table-row>
          <table:table-cell table:style-name="Table1.A2" office:value-type="string">
            <text:p text:style-name="P107">0</text:p>
          </table:table-cell>
          <table:table-cell table:style-name="Table1.A2" office:value-type="string">
            <text:p text:style-name="P108">1</text:p>
          </table:table-cell>
          <table:table-cell table:style-name="Table1.A2" office:value-type="string">
            <text:p text:style-name="P108">2</text:p>
          </table:table-cell>
          <table:table-cell table:style-name="Table1.A2" office:value-type="string">
            <text:p text:style-name="P107">3</text:p>
          </table:table-cell>
          <table:table-cell table:style-name="Table1.A2" office:value-type="string">
            <text:p text:style-name="P107">4</text:p>
          </table:table-cell>
          <table:table-cell table:style-name="Table1.A2" office:value-type="string">
            <text:p text:style-name="P109">s</text:p>
          </table:table-cell>
          <table:table-cell table:style-name="Table1.A2" office:value-type="string">
            <text:p text:style-name="P109">n</text:p>
          </table:table-cell>
          <table:table-cell table:style-name="Table1.A2" office:value-type="string">
            <text:p text:style-name="P109">c</text:p>
          </table:table-cell>
          <table:table-cell table:style-name="Table1.A2" office:value-type="string">
            <text:p text:style-name="P109">p</text:p>
          </table:table-cell>
          <table:table-cell table:style-name="Table1.J2" office:value-type="string">
            <text:p text:style-name="P109">m</text:p>
          </table:table-cell>
        </table:table-row>
      </table:table>
      <text:p text:style-name="P10"/>
      <text:p text:style-name="P79"><text:span text:style-name="T20">If necessary, n</text:span><text:span text:style-name="T6">umbers are marked with the </text:span><text:span text:style-name="T125">^</text:span><text:span text:style-name="T8"> </text:span><text:span text:style-name="T20">symbol</text:span><text:span text:style-name="T18">.</text:span></text:p>
      <text:p text:style-name="P11"/>
      <text:p text:style-name="P19"><text:span text:style-name="T126">^01^28^1983</text:span><text:span text:style-name="T7"> </text:span><text:span text:style-name="T17">- "</text:span><text:span text:style-name="T7">01/28/1983"</text:span></text:p>
      <text:p text:style-name="P52"/>
      <text:p text:style-name="P80"><text:span text:style-name="T126">tEoo ^</text:span><text:span text:style-name="T127">u</text:span><text:span text:style-name="T131">c</text:span><text:span text:style-name="T2"> </text:span><text:span text:style-name="T16">- "</text:span><text:span text:style-name="T30">forty nine</text:span><text:span text:style-name="T7"> nights"</text:span></text:p>
      <text:p text:style-name="P80"><text:span text:style-name="T132">uu</text:span><text:span text:style-name="T133"> + </text:span><text:span text:style-name="T134">m</text:span><text:span text:style-name="T133">o + </text:span><text:span text:style-name="T136">c</text:span><text:span text:style-name="T133">o = </text:span><text:span text:style-name="T132">uum</text:span><text:span text:style-name="T133">o</text:span><text:span text:style-name="T136">c</text:span><text:span text:style-name="T135">o</text:span></text:p>
      <text:p text:style-name="P17"><text:span text:style-name="T15">"</text:span><text:span text:style-name="T31">four</text:span><text:span text:style-name="T9">"</text:span><text:span text:style-name="T21"> </text:span><text:span text:style-name="T22">+ </text:span><text:span text:style-name="T15">"</text:span><text:span text:style-name="T9">t</text:span><text:span text:style-name="T7">en</text:span><text:span text:style-name="T9">"</text:span><text:span text:style-name="T22"> + </text:span><text:span text:style-name="T15">"</text:span><text:span text:style-name="T31">nine</text:span><text:span text:style-name="T9">"</text:span><text:span text:style-name="T22"> = </text:span><text:span text:style-name="T23">"</text:span><text:span text:style-name="T31">forty nine</text:span><text:span text:style-name="T23">"</text:span></text:p>
      <text:p text:style-name="P18"/>
      <text:p text:style-name="P12"><text:span text:style-name="T96">d</text:span><text:span text:style-name="T5"> is added before </text:span><text:span text:style-name="T33">the</text:span><text:span text:style-name="T43">se </text:span><text:span text:style-name="T44">names</text:span><text:span text:style-name="T45">,</text:span><text:span text:style-name="T44"> </text:span><text:span text:style-name="T33">(</text:span><text:span text:style-name="T128">I, A, E, uu</text:span><text:span text:style-name="T129">, u</text:span><text:span text:style-name="T33">)</text:span><text:span text:style-name="T44">, </text:span><text:span text:style-name="T45">unless they begin the number</text:span><text:span text:style-name="T5">.</text:span></text:p>
      <text:p text:style-name="P13"><text:soft-page-break/></text:p>
      <text:p text:style-name="P89"><text:span text:style-name="T149">co</text:span> +<text:span text:style-name="T150"> m</text:span>o<text:span text:style-name="T52"> + (d)E = comodE</text:span></text:p>
      <text:p text:style-name="P48">"eight" + "ten" + "three" = "eighty three"</text:p>
      <text:p text:style-name="P14"/>
      <text:p text:style-name="P9"><text:span text:style-name="T112">m</text:span><text:span text:style-name="T110">o</text:span><text:span text:style-name="T111">du</text:span><text:span text:style-name="T106"> </text:span><text:span text:style-name="T113">comodE</text:span><text:span text:style-name="T36"> - </text:span><text:span text:style-name="T37">"</text:span><text:span text:style-name="T36">n</text:span><text:span text:style-name="T35">ineteen eighty three</text:span><text:span text:style-name="T37">"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37"/>
      <text:p text:style-name="P36"/>
      <text:p text:style-name="P36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ast Syriac Ctesiphon" svg:font-family="'East Syriac Ctesiphon'" style:font-pitch="variable"/>
    <style:font-face style:name="eXsE" svg:font-family="eXsE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3-19T22:49:25.664441120</dc:date>
    <meta:editing-duration>P3DT11H25M36S</meta:editing-duration>
    <meta:editing-cycles>574</meta:editing-cycles>
    <meta:generator>LibreOffice/5.1.0.3$Linux_x86 LibreOffice_project/10m0$Build-3</meta:generator>
    <meta:document-statistic meta:table-count="6" meta:image-count="0" meta:object-count="0" meta:page-count="5" meta:paragraph-count="239" meta:word-count="583" meta:character-count="2539" meta:non-whitespace-character-count="2194"/>
  </office:meta>
</office:document-meta>
</file>